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WPC', 'Segoe UI', Ubuntu, 'Droid Sans'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4e5b61" style:font-name="monospace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:41:25.084 -&gt; ..</text:p>
      <text:p text:style-name="P1">11:41:25.598 -&gt; WiFi connected successfully</text:p>
      <text:p text:style-name="P1">11:41:25.598 -&gt; IP address: 192.168.0.12</text:p>
      <text:p text:style-name="P1">11:41:25.598 -&gt; Initializing UWB...</text:p>
      <text:p text:style-name="P1">11:41:25.630 -&gt; Setting role to: ANCHOR</text:p>
      <text:p text:style-name="P1">11:41:25.630 -&gt; device address: 7D:00:22:EA:82:60:3B:9A</text:p>
      <text:p text:style-name="P1">11:41:25.630 -&gt; ### ANCHOR ###</text:p>
      <text:p text:style-name="P1">11:41:25.759 -&gt; Role set successfully</text:p>
      <text:p text:style-name="P1">11:41:25.759 -&gt; UWB initialized</text:p>
      <text:p text:style-name="P1">11:41:25.759 -&gt; Setup completed</text:p>
      <text:p text:style-name="P1">11:41:25.759 -&gt; Measuring distances...</text:p>
      <text:p text:style-name="P1">11:41:25.823 -&gt; Measuring distances...</text:p>
      <text:p text:style-name="P1">11:41:25.952 -&gt; Measuring distances...</text:p>
      <text:p text:style-name="P1">11:41:26.049 -&gt; Measuring distances...</text:p>
      <text:p text:style-name="P1">11:41:26.145 -&gt; Measuring distances...</text:p>
      <text:p text:style-name="P1">11:41:26.242 -&gt; Measuring distances...</text:p>
      <text:p text:style-name="P1">11:41:26.339 -&gt; Measuring distances...</text:p>
      <text:p text:style-name="P1">11:41:26.437 -&gt; Measuring distances...</text:p>
      <text:p text:style-name="P1">11:41:26.533 -&gt; Measuring distances...</text:p>
      <text:p text:style-name="P1">11:41:26.631 -&gt; Measuring distances...</text:p>
      <text:p text:style-name="P1">11:41:26.728 -&gt; Measuring distances...</text:p>
      <text:p text:style-name="P1">11:41:26.824 -&gt; Measuring distances...</text:p>
      <text:p text:style-name="P1">11:41:26.953 -&gt; Measuring distances...</text:p>
      <text:p text:style-name="P1">11:41:27.050 -&gt; Measuring distances...</text:p>
      <text:p text:style-name="P1">11:41:27.148 -&gt; Measuring distances...</text:p>
      <text:p text:style-name="P1">11:41:27.244 -&gt; Measuring distances...</text:p>
      <text:p text:style-name="P1">11:41:27.341 -&gt; Measuring distances...</text:p>
      <text:p text:style-name="P1">11:41:27.438 -&gt; Measuring distances...</text:p>
      <text:p text:style-name="P1">11:41:27.534 -&gt; Measuring distances...</text:p>
      <text:p text:style-name="P1">11:41:27.631 -&gt; Measuring distances...</text:p>
      <text:p text:style-name="P1">11:41:27.728 -&gt; Measuring distances...</text:p>
      <text:p text:style-name="P1">11:41:27.823 -&gt; Measuring distances...</text:p>
      <text:p text:style-name="P1">11:41:27.952 -&gt; Measuring distances...</text:p>
      <text:p text:style-name="P1">11:41:28.048 -&gt; Measuring distances...</text:p>
      <text:p text:style-name="P1">11:41:28.144 -&gt; Measuring distances...</text:p>
      <text:p text:style-name="P1">11:41:28.241 -&gt; Measuring distances...</text:p>
      <text:p text:style-name="P1">11:41:28.338 -&gt; Measuring distances...</text:p>
      <text:p text:style-name="P1">11:41:28.402 -&gt; Setting role to: TAG</text:p>
      <text:p text:style-name="P1">11:41:28.402 -&gt; device address: 7D:00:22:EA:82:60:3B:9A</text:p>
      <text:p text:style-name="P1">11:41:28.402 -&gt; ### TAG ###</text:p>
      <text:p text:style-name="P1">11:41:28.499 -&gt; Role set successfully</text:p>
      <text:p text:style-name="P1">11:41:28.499 -&gt; Measuring distances...</text:p>
      <text:p text:style-name="P1">11:41:28.531 -&gt; ets Jun <text:s/>8 2016 00:22:57</text:p>
      <text:p text:style-name="P1">11:41:28.531 -&gt; </text:p>
      <text:p text:style-name="P1">11:41:28.531 -&gt; rst:0x3 (SW_RESET),boot:0x13 (SPI_FAST_FLASH_BOOT)</text:p>
      <text:p text:style-name="P1">11:41:28.531 -&gt; configsip: 0, SPIWP:0xee</text:p>
      <text:p text:style-name="P1">11:41:28.531 -&gt; clk_drv:0x00,q_drv:0x00,d_drv:0x00,cs0_drv:0x00,hd_drv:0x00,wp_drv:0x00</text:p>
      <text:p text:style-name="P1">11:41:28.531 -&gt; mode:DIO, clock div:1</text:p>
      <text:p text:style-name="P1">11:41:28.531 -&gt; load:0x3fff0030,len:1448</text:p>
      <text:p text:style-name="P1">11:41:28.531 -&gt; load:0x40078000,len:14844</text:p>
      <text:p text:style-name="P1">11:41:28.531 -&gt; ho 0 tail 12 room 4</text:p>
      <text:p text:style-name="P1">11:41:28.531 -&gt; load:0x40080400,len:4</text:p>
      <text:p text:style-name="P1">11:41:28.531 -&gt; load:0x40080404,len:3356</text:p>
      <text:p text:style-name="P1">11:41:28.531 -&gt; entry 0x4008059c</text:p>
      <text:p text:style-name="P1">11:41:29.884 -&gt; Setup started</text:p>
      <text:p text:style-name="P1">11:41:29.884 -&gt; Connecting to WiFi...</text:p>
      <text:p text:style-name="P1">11:41:30.495 -&gt; .</text:p>
      <text:p text:style-name="P1">11:41:30.495 -&gt; WiFi connected successfully</text:p>
      <text:p text:style-name="P1">11:41:30.495 -&gt; IP address: 192.168.0.12</text:p>
      <text:p text:style-name="P1">11:41:30.495 -&gt; Initializing UWB...</text:p>
      <text:p text:style-name="P1">11:41:30.527 -&gt; Setting role to: ANCHOR</text:p>
      <text:p text:style-name="P1">11:41:30.527 -&gt; device address: 7D:00:22:EA:82:60:3B:9A</text:p>
      <text:p text:style-name="P1">11:41:30.527 -&gt; ### ANCHOR ###</text:p>
      <text:p text:style-name="P1"><text:soft-page-break/>11:41:30.624 -&gt; Role set successfully</text:p>
      <text:p text:style-name="P1">11:41:30.624 -&gt; UWB initialized</text:p>
      <text:p text:style-name="P1">11:41:30.624 -&gt; Setup completed</text:p>
      <text:p text:style-name="P1">11:41:30.624 -&gt; Measuring distances...</text:p>
      <text:p text:style-name="P1">11:41:30.721 -&gt; Measuring distances...</text:p>
      <text:p text:style-name="P1">11:41:30.816 -&gt; Measuring distances...</text:p>
      <text:p text:style-name="P1">11:41:30.946 -&gt; Measuring distances...</text:p>
      <text:p text:style-name="P1">11:41:31.043 -&gt; Measuring distances...</text:p>
      <text:p text:style-name="P1">11:41:31.138 -&gt; Measuring distances...</text:p>
      <text:p text:style-name="P1">11:41:31.235 -&gt; Measuring distances...</text:p>
      <text:p text:style-name="P1">11:41:31.332 -&gt; Measuring distances...</text:p>
      <text:p text:style-name="P1">11:41:31.428 -&gt; Measuring distances...</text:p>
      <text:p text:style-name="P1">11:41:31.524 -&gt; Measuring distances...</text:p>
      <text:p text:style-name="P1">11:41:31.619 -&gt; Measuring distances...</text:p>
      <text:p text:style-name="P1">11:41:31.716 -&gt; Measuring distances...</text:p>
      <text:p text:style-name="P1">11:41:31.844 -&gt; Measuring distances...</text:p>
      <text:p text:style-name="P1">11:41:31.941 -&gt; Measuring distances...</text:p>
      <text:p text:style-name="P1">11:41:32.037 -&gt; Measuring distances...</text:p>
      <text:p text:style-name="P1">11:41:32.134 -&gt; Measuring distances...</text:p>
      <text:p text:style-name="P1">11:41:32.230 -&gt; Measuring distances...</text:p>
      <text:p text:style-name="P1">11:41:32.327 -&gt; Measuring distances...</text:p>
      <text:p text:style-name="P1">11:41:32.423 -&gt; Measuring distances...</text:p>
      <text:p text:style-name="P1">11:41:32.520 -&gt; Measuring distances...</text:p>
      <text:p text:style-name="P1">11:41:32.617 -&gt; Measuring distances...</text:p>
      <text:p text:style-name="P1">11:41:32.746 -&gt; Measuring distances...</text:p>
      <text:p text:style-name="P1">11:41:32.842 -&gt; Measuring distances...</text:p>
      <text:p text:style-name="P1">11:41:32.939 -&gt; Measuring distances...</text:p>
      <text:p text:style-name="P1">11:41:33.036 -&gt; Measuring distances...</text:p>
      <text:p text:style-name="P1">11:41:33.133 -&gt; Measuring distances...</text:p>
      <text:p text:style-name="P1">11:41:33.230 -&gt; Measuring distances...</text:p>
      <text:p text:style-name="P1">11:41:33.327 -&gt; Measuring distances...</text:p>
      <text:p text:style-name="P1">11:41:33.422 -&gt; Measuring distances...</text:p>
      <text:p text:style-name="P1">11:41:33.519 -&gt; Measuring distances..</text:p>
      <text:p text:style-name="P1">11:41:33.615 -&gt; Measuring distances...</text:p>
      <text:p text:style-name="P1">11:41:33.743 -&gt; Measuring distances...</text:p>
      <text:p text:style-name="P1">11:41:33.840 -&gt; Measuring distances...</text:p>
      <text:p text:style-name="P1">11:41:33.840 -&gt; Setting role to: TAG</text:p>
      <text:p text:style-name="P1">11:41:33.840 -&gt; device address: 7D:00:22:EA:82:60:3B:9A</text:p>
      <text:p text:style-name="P1">11:41:33.840 -&gt; ### TAG ###</text:p>
      <text:p text:style-name="P1">11:41:33.937 -&gt; Role set successfully</text:p>
      <text:p text:style-name="P1">11:41:33.937 -&gt; Measuring distances...</text:p>
      <text:p text:style-name="P1">11:41:34.036 -&gt; Measuring distances...</text:p>
      <text:p text:style-name="P1">11:41:34.130 -&gt; Measuring distances...</text:p>
      <text:p text:style-name="P1">11:41:34.227 -&gt; Measuring distances...</text:p>
      <text:p text:style-name="P1">11:41:34.324 -&gt; Measuring distances...</text:p>
      <text:p text:style-name="P1">11:41:34.420 -&gt; Measuring distances...</text:p>
      <text:p text:style-name="P1">11:41:34.548 -&gt; Measuring distances...</text:p>
      <text:p text:style-name="P1">11:41:34.645 -&gt; Measuring distances...</text:p>
      <text:p text:style-name="P1">11:41:34.742 -&gt; Measuring distances...</text:p>
      <text:p text:style-name="P1">11:41:34.839 -&gt; Measuring distances...</text:p>
      <text:p text:style-name="P1">11:41:34.935 -&gt; Measuring distances...</text:p>
      <text:p text:style-name="P1">11:41:35.032 -&gt; Measuring distances...</text:p>
      <text:p text:style-name="P1">11:41:35.128 -&gt; Measuring distances...</text:p>
      <text:p text:style-name="P1">11:41:35.225 -&gt; Measuring distances...</text:p>
      <text:p text:style-name="P1">11:41:35.322 -&gt; Measuring distances...</text:p>
      <text:p text:style-name="P1">11:41:35.451 -&gt; Measuring distances...</text:p>
      <text:p text:style-name="P1">11:41:35.548 -&gt; Measuring distances...</text:p>
      <text:p text:style-name="P1">11:41:35.644 -&gt; Measuring distances...</text:p>
      <text:p text:style-name="P1">11:41:35.740 -&gt; Measuring distances...</text:p>
      <text:p text:style-name="P1">11:41:35.837 -&gt; Measuring distances...</text:p>
      <text:p text:style-name="P1">11:41:35.934 -&gt; Measuring distances...</text:p>
      <text:p text:style-name="P1">11:41:36.031 -&gt; Measuring distances...</text:p>
      <text:p text:style-name="P1">11:41:36.128 -&gt; Measuring distances...</text:p>
      <text:p text:style-name="P1">11:41:36.224 -&gt; Measuring distances...</text:p>
      <text:p text:style-name="P1"><text:soft-page-break/>11:41:36.321 -&gt; Measuring distances...</text:p>
      <text:p text:style-name="P1">11:41:36.450 -&gt; Measuring distances...</text:p>
      <text:p text:style-name="P1">11:41:36.547 -&gt; Measuring distances...</text:p>
      <text:p text:style-name="P1">11:41:36.643 -&gt; Measuring distances...</text:p>
      <text:p text:style-name="P1">11:41:36.739 -&gt; Measuring distances...</text:p>
      <text:p text:style-name="P1">11:41:36.836 -&gt; Measuring distances...</text:p>
      <text:p text:style-name="P1">11:41:36.933 -&gt; Measuring distances...</text:p>
      <text:p text:style-name="P1">11:41:37.030 -&gt; Measuring distances...</text:p>
      <text:p text:style-name="P1">11:41:37.127 -&gt; Measuring distances...</text:p>
      <text:p text:style-name="P1">11:41:37.223 -&gt; Measuring distances...</text:p>
      <text:p text:style-name="P1">11:41:37.319 -&gt; Measuring distances...</text:p>
      <text:p text:style-name="P1">11:41:37.448 -&gt; Measuring distances...</text:p>
      <text:p text:style-name="P1">11:41:37.545 -&gt; Measuring distances...</text:p>
      <text:p text:style-name="P1">11:41:37.642 -&gt; Measuring distances...</text:p>
      <text:p text:style-name="P1">11:41:37.738 -&gt; Measuring distances...</text:p>
      <text:p text:style-name="P1">11:41:37.835 -&gt; Measuring distances...</text:p>
      <text:p text:style-name="P1">11:41:37.932 -&gt; Measuring distances...</text:p>
      <text:p text:style-name="P1">11:41:38.029 -&gt; Measuring distances...</text:p>
      <text:p text:style-name="P1">11:41:38.126 -&gt; Measuring distances...</text:p>
      <text:p text:style-name="P1">11:41:38.222 -&gt; Measuring distances...</text:p>
      <text:p text:style-name="P1">11:41:38.351 -&gt; Measuring distances...</text:p>
      <text:p text:style-name="P1">11:41:38.448 -&gt; Measuring distances...</text:p>
      <text:p text:style-name="P1">11:41:38.543 -&gt; Measuring distances...</text:p>
      <text:p text:style-name="P1">11:41:38.639 -&gt; Measuring distances...</text:p>
      <text:p text:style-name="P1">11:41:38.736 -&gt; Measuring distances...</text:p>
      <text:p text:style-name="P1">11:41:38.833 -&gt; Measuring distances...</text:p>
      <text:p text:style-name="P1">11:41:38.930 -&gt; Measuring distances...</text:p>
      <text:p text:style-name="P1">11:41:39.026 -&gt; Measuring distances...</text:p>
      <text:p text:style-name="P1">11:41:39.123 -&gt; Measuring distances...</text:p>
      <text:p text:style-name="P1">11:41:39.219 -&gt; Measuring distances...</text:p>
      <text:p text:style-name="P1">11:41:39.348 -&gt; Measuring distances...</text:p>
      <text:p text:style-name="P1">11:41:39.445 -&gt; Measuring distances...</text:p>
      <text:p text:style-name="P1">11:41:39.543 -&gt; Measuring distances...</text:p>
      <text:p text:style-name="P1">11:41:39.638 -&gt; Measuring distances...</text:p>
      <text:p text:style-name="P1">11:41:39.734 -&gt; Measuring distances...</text:p>
      <text:p text:style-name="P1">11:41:39.831 -&gt; Measuring distances...</text:p>
      <text:p text:style-name="P1">11:41:39.928 -&gt; Measuring distances...</text:p>
      <text:p text:style-name="P1">11:41:40.025 -&gt; Measuring distances...</text:p>
      <text:p text:style-name="P1">11:41:40.122 -&gt; Measuring distances...</text:p>
      <text:p text:style-name="P1">11:41:40.251 -&gt; Measuring distances...</text:p>
      <text:p text:style-name="P1">11:41:40.347 -&gt; Measuring distances...</text:p>
      <text:p text:style-name="P1">11:41:40.444 -&gt; Measuring distances...</text:p>
      <text:p text:style-name="P1">11:41:40.542 -&gt; Measuring distances...</text:p>
      <text:p text:style-name="P1">11:41:40.637 -&gt; Measuring distances...</text:p>
      <text:p text:style-name="P1">11:41:40.734 -&gt; Measuring distances...</text:p>
      <text:p text:style-name="P1">11:41:40.830 -&gt; Measuring distances...</text:p>
      <text:p text:style-name="P1">11:41:40.927 -&gt; Measuring distances...</text:p>
      <text:p text:style-name="P1">11:41:41.023 -&gt; Measuring distances...</text:p>
      <text:p text:style-name="P1">11:41:41.120 -&gt; Measuring distances...</text:p>
      <text:p text:style-name="P1">11:41:41.248 -&gt; Measuring distances...</text:p>
      <text:p text:style-name="P1">11:41:41.345 -&gt; Measuring distances...</text:p>
      <text:p text:style-name="P1">11:41:41.442 -&gt; Measuring distances...</text:p>
      <text:p text:style-name="P1">11:41:41.539 -&gt; Measuring distances...</text:p>
      <text:p text:style-name="P1">11:41:41.636 -&gt; Measuring distances...</text:p>
      <text:p text:style-name="P1">11:41:41.733 -&gt; Measuring distances...</text:p>
      <text:p text:style-name="P1">11:41:41.828 -&gt; Measuring distances...</text:p>
      <text:p text:style-name="P1">11:41:41.926 -&gt; Measuring distances...</text:p>
      <text:p text:style-name="P1">11:41:42.023 -&gt; Measuring distances...</text:p>
      <text:p text:style-name="P1">11:41:42.120 -&gt; Measuring distances...</text:p>
      <text:p text:style-name="P1">11:41:42.249 -&gt; Measuring distances...</text:p>
      <text:p text:style-name="P1">11:41:42.346 -&gt; Measuring distances...</text:p>
      <text:p text:style-name="P1">11:41:42.442 -&gt; Measuring distances...</text:p>
      <text:p text:style-name="P1">11:41:42.539 -&gt; Measuring distances...</text:p>
      <text:p text:style-name="P1">11:41:42.635 -&gt; Measuring distances...</text:p>
      <text:p text:style-name="P1"><text:soft-page-break/>11:41:42.731 -&gt; Measuring distances...</text:p>
      <text:p text:style-name="P1">11:41:42.827 -&gt; Measuring distances...</text:p>
      <text:p text:style-name="P1">11:41:42.923 -&gt; Measuring distances...</text:p>
      <text:p text:style-name="P1">11:41:43.052 -&gt; Measuring distances...</text:p>
      <text:p text:style-name="P1">11:41:43.149 -&gt; Measuring distances...</text:p>
      <text:p text:style-name="P1">11:41:43.246 -&gt; Measuring distances...</text:p>
      <text:p text:style-name="P1">11:41:43.343 -&gt; Measuring distances...</text:p>
      <text:p text:style-name="P1">11:41:43.440 -&gt; Measuring distances...</text:p>
      <text:p text:style-name="P1">11:41:43.536 -&gt; Measuring distances...</text:p>
      <text:p text:style-name="P1">11:41:43.633 -&gt; Measuring distances...</text:p>
      <text:p text:style-name="P1">11:41:43.730 -&gt; Measuring distances...</text:p>
      <text:p text:style-name="P1">11:41:43.827 -&gt; Measuring distances...</text:p>
      <text:p text:style-name="P1">11:41:43.924 -&gt; Measuring distances...</text:p>
      <text:p text:style-name="P1">11:41:44.021 -&gt; Measuring distances...</text:p>
      <text:p text:style-name="P1">11:41:44.150 -&gt; Measuring distances...</text:p>
      <text:p text:style-name="P1">11:41:44.246 -&gt; Measuring distances...</text:p>
      <text:p text:style-name="P1">11:41:44.343 -&gt; Measuring distances...</text:p>
      <text:p text:style-name="P1">11:41:44.440 -&gt; Measuring distances...</text:p>
      <text:p text:style-name="P1">11:41:44.537 -&gt; Measuring distances...</text:p>
      <text:p text:style-name="P1">11:41:44.633 -&gt; Measuring distances...</text:p>
      <text:p text:style-name="P1">11:41:44.729 -&gt; Measuring distances...</text:p>
      <text:p text:style-name="P1">11:41:44.826 -&gt; Measuring distances...</text:p>
      <text:p text:style-name="P1">11:41:44.923 -&gt; Measuring distances...</text:p>
      <text:p text:style-name="P1">11:41:45.019 -&gt; Measuring distances...</text:p>
      <text:p text:style-name="P1">11:41:45.147 -&gt; Measuring distances...</text:p>
      <text:p text:style-name="P1">11:41:45.243 -&gt; Measuring distances...</text:p>
      <text:p text:style-name="P1">11:41:45.340 -&gt; Measuring distances...</text:p>
      <text:p text:style-name="P1">11:41:45.437 -&gt; Measuring distances...</text:p>
      <text:p text:style-name="P1">11:41:45.534 -&gt; Measuring distances...</text:p>
      <text:p text:style-name="P1">11:41:45.631 -&gt; Measuring distances...</text:p>
      <text:p text:style-name="P1">11:41:45.727 -&gt; Measuring distances...</text:p>
      <text:p text:style-name="P1">11:41:45.824 -&gt; Measuring distances...</text:p>
      <text:p text:style-name="P1">11:41:45.921 -&gt; Measuring distances...</text:p>
      <text:p text:style-name="P1">11:41:46.050 -&gt; Measuring distances...</text:p>
      <text:p text:style-name="P1">11:41:46.147 -&gt; Measuring distances...</text:p>
      <text:p text:style-name="P1">11:41:46.243 -&gt; Measuring distances...</text:p>
      <text:p text:style-name="P1">11:41:46.340 -&gt; Measuring distances...</text:p>
      <text:p text:style-name="P1">11:41:46.436 -&gt; Measuring distances...</text:p>
      <text:p text:style-name="P1">11:41:46.533 -&gt; Measuring distances...</text:p>
      <text:p text:style-name="P1">11:41:46.629 -&gt; Measuring distances...</text:p>
      <text:p text:style-name="P1">11:41:46.726 -&gt; Measuring distances...</text:p>
      <text:p text:style-name="P1">11:41:46.823 -&gt; Measuring distances...</text:p>
      <text:p text:style-name="P1">11:41:46.951 -&gt; Measuring distances...</text:p>
      <text:p text:style-name="P1">11:41:47.048 -&gt; Measuring distances...</text:p>
      <text:p text:style-name="P1">11:41:47.145 -&gt; Measuring distances...</text:p>
      <text:p text:style-name="P1">11:41:47.242 -&gt; Measuring distances...</text:p>
      <text:p text:style-name="P1">11:41:47.339 -&gt; Measuring distances...</text:p>
      <text:p text:style-name="P1">11:41:47.435 -&gt; Measuring distances...</text:p>
      <text:p text:style-name="P1">11:41:47.532 -&gt; Measuring distances...</text:p>
      <text:p text:style-name="P1">11:41:47.629 -&gt; Measuring distances...</text:p>
      <text:p text:style-name="P1">11:41:47.727 -&gt; Measuring distances...</text:p>
      <text:p text:style-name="P1">11:41:47.823 -&gt; Measuring distances...</text:p>
      <text:p text:style-name="P1">11:41:47.920 -&gt; Measuring distances...</text:p>
      <text:p text:style-name="P1">11:41:48.049 -&gt; Measuring distances...</text:p>
      <text:p text:style-name="P1">11:41:48.147 -&gt; Measuring distances...</text:p>
      <text:p text:style-name="P1">11:41:48.242 -&gt; Measuring distances...</text:p>
      <text:p text:style-name="P1">11:41:48.339 -&gt; Measuring distances...</text:p>
      <text:p text:style-name="P1">11:41:48.436 -&gt; Measuring distances...</text:p>
      <text:p text:style-name="P1">11:41:48.533 -&gt; Measuring distances...</text:p>
      <text:p text:style-name="P1">11:41:48.630 -&gt; Measuring distances...</text:p>
      <text:p text:style-name="P1">11:41:48.727 -&gt; Measuring distances...</text:p>
      <text:p text:style-name="P1">11:41:48.823 -&gt; Setting role to: ANCHOR</text:p>
      <text:p text:style-name="P1">11:41:48.823 -&gt; device address: 7D:00:22:EA:82:60:3B:9A</text:p>
      <text:p text:style-name="P1">11:41:48.823 -&gt; ### ANCHOR ###</text:p>
      <text:p text:style-name="P1"><text:soft-page-break/>11:41:48.920 -&gt; Role set successfully</text:p>
      <text:p text:style-name="P1">11:41:48.920 -&gt; Measuring distances...</text:p>
      <text:p text:style-name="P1">11:41:49.048 -&gt; Measuring distances...</text:p>
      <text:p text:style-name="P1">11:41:49.145 -&gt; Measuring distances...</text:p>
      <text:p text:style-name="P1">11:41:49.242 -&gt; Measuring distances...</text:p>
      <text:p text:style-name="P1">11:41:49.339 -&gt; Measuring distances...</text:p>
      <text:p text:style-name="P1">11:41:49.436 -&gt; Measuring distances...</text:p>
      <text:p text:style-name="P1">11:41:49.533 -&gt; Measuring distances...</text:p>
      <text:p text:style-name="P1">11:41:49.630 -&gt; Measuring distances...</text:p>
      <text:p text:style-name="P1">11:41:49.726 -&gt; Measuring distances...</text:p>
      <text:p text:style-name="P1">11:41:49.823 -&gt; Measuring distances...</text:p>
      <text:p text:style-name="P1">11:41:49.920 -&gt; Measuring distances...</text:p>
      <text:p text:style-name="P1">11:41:50.047 -&gt; Measuring distances...</text:p>
      <text:p text:style-name="P1">11:41:50.047 -&gt; Device: 9255, Range: -0.02 m, RX power: -56.74 dBm</text:p>
      <text:p text:style-name="P1">11:41:50.047 -&gt; Range data sent via UDP successfully</text:p>
      <text:p text:style-name="P1">11:41:50.047 -&gt; JSON data: {"device_address":"7D:00:22:EA:82:60:3B:9A","role":"ANCHOR","timestamp":21205,"range_data":[{"address":37461,"range":-0.02,"rx_power":-56.74000168}]}</text:p>
      <text:p text:style-name="P1">11:41:50.144 -&gt; Measuring distances...</text:p>
      <text:p text:style-name="P1">11:41:50.144 -&gt; Device: 9255, Range: 0.49 m, RX power: -56.04 dBm</text:p>
      <text:p text:style-name="P1">11:41:50.144 -&gt; Range data sent via UDP successfully</text:p>
      <text:p text:style-name="P1">11:41:50.144 -&gt; JSON data: {"device_address":"7D:00:22:EA:82:60:3B:9A","role":"ANCHOR","timestamp":21307,"range_data":[{"address":37461,"range":0.49000001,"rx_power":-56.04000092}]}</text:p>
      <text:p text:style-name="P1">11:41:50.242 -&gt; Measuring distances...</text:p>
      <text:p text:style-name="P1">11:41:50.273 -&gt; Device: 9255, Range: 0.00 m, RX power: -54.99 dBm</text:p>
      <text:p text:style-name="P1">11:41:50.273 -&gt; Range data sent via UDP successfully</text:p>
      <text:p text:style-name="P1">11:41:50.273 -&gt; JSON data: {"device_address":"7D:00:22:EA:82:60:3B:9A","role":"ANCHOR","timestamp":21409,"range_data":[{"address":37461,"range":0,"rx_power":-54.99000168}]}</text:p>
      <text:p text:style-name="P1">11:41:50.338 -&gt; Measuring distances...</text:p>
      <text:p text:style-name="P1">11:41:50.370 -&gt; Device: 9255, Range: 0.06 m, RX power: -55.11 dBm</text:p>
      <text:p text:style-name="P1">11:41:50.370 -&gt; Range data sent via UDP successfully</text:p>
      <text:p text:style-name="P1">11:41:50.370 -&gt; JSON data: {"device_address":"7D:00:22:EA:82:60:3B:9A","role":"ANCHOR","timestamp":21511,"range_data":[{"address":37461,"range":0.059999999,"rx_power":-55.11000061}]}</text:p>
      <text:p text:style-name="P1">11:41:50.435 -&gt; Measuring distances...</text:p>
      <text:p text:style-name="P1">11:41:50.467 -&gt; Device: 9255, Range: 0.42 m, RX power: -55.60 dBm</text:p>
      <text:p text:style-name="P1">11:41:50.467 -&gt; Range data sent via UDP successfully</text:p>
      <text:p text:style-name="P1">11:41:50.467 -&gt; JSON data: {"device_address":"7D:00:22:EA:82:60:3B:9A","role":"ANCHOR","timestamp":21613,"range_data":[{"address":37461,"range":0.419999987,"rx_power":-55.59999847}]}</text:p>
      <text:p text:style-name="P1">11:41:50.532 -&gt; Measuring distances...</text:p>
      <text:p text:style-name="P1">11:41:50.563 -&gt; Device: 9255, Range: 0.01 m, RX power: -54.24 dBm</text:p>
      <text:p text:style-name="P1">11:41:50.563 -&gt; Range data sent via UDP successfully</text:p>
      <text:p text:style-name="P1">11:41:50.563 -&gt; JSON data: {"device_address":"7D:00:22:EA:82:60:3B:9A","role":"ANCHOR","timestamp":21715,"range_data":[{"address":37461,"range":0.01,"rx_power":-54.24000168}]}</text:p>
      <text:p text:style-name="P1">11:41:50.628 -&gt; Measuring distances...</text:p>
      <text:p text:style-name="P1">11:41:50.659 -&gt; Device: 9255, Range: -0.02 m, RX power: -55.78 dBm</text:p>
      <text:p text:style-name="P1">11:41:50.659 -&gt; Range data sent via UDP successfully</text:p>
      <text:p text:style-name="P1">11:41:50.659 -&gt; JSON data: {"device_address":"7D:00:22:EA:82:60:3B:9A","role":"ANCHOR","timestamp":21817,"range_data":[{"address":37461,"range":-0.02,"rx_power":-55.77999878}]}</text:p>
      <text:p text:style-name="P1">11:41:50.725 -&gt; Measuring distances...</text:p>
      <text:p text:style-name="P1">11:41:50.756 -&gt; Device: 9255, Range: 0.32 m, RX power: -54.34 dBm</text:p>
      <text:p text:style-name="P1">11:41:50.756 -&gt; Range data sent via UDP successfully</text:p>
      <text:p text:style-name="P1">11:41:50.756 -&gt; JSON data: {"device_address":"7D:00:22:EA:82:60:3B:9A","role":"ANCHOR","timestamp":21919,"range_data":[{"address":37461,"range":0.319999993,"rx_power":-54.34000015}]}</text:p>
      <text:p text:style-name="P1">11:41:50.820 -&gt; Measuring distances...</text:p>
      <text:p text:style-name="P1">11:41:50.949 -&gt; Measuring distances...</text:p>
      <text:p text:style-name="P1">11:41:51.046 -&gt; Measuring distances...</text:p>
      <text:p text:style-name="P1">11:41:51.078 -&gt; Device: 9255, Range: 0.27 m, RX power: -54.18 dBm</text:p>
      <text:p text:style-name="P1"><text:soft-page-break/>11:41:51.078 -&gt; Range data sent via UDP successfully</text:p>
      <text:p text:style-name="P1">11:41:51.078 -&gt; JSON data: {"device_address":"7D:00:22:EA:82:60:3B:9A","role":"ANCHOR","timestamp":22225,"range_data":[{"address":37461,"range":0.270000011,"rx_power":-54.18000031}]}</text:p>
      <text:p text:style-name="P1">11:41:51.142 -&gt; Measuring distances...</text:p>
      <text:p text:style-name="P1">11:41:51.174 -&gt; Device: 9255, Range: 0.01 m, RX power: -54.41 dBm</text:p>
      <text:p text:style-name="P1">11:41:51.174 -&gt; Range data sent via UDP successfully</text:p>
      <text:p text:style-name="P1">11:41:51.174 -&gt; JSON data: {"device_address":"7D:00:22:EA:82:60:3B:9A","role":"ANCHOR","timestamp":22327,"range_data":[{"address":37461,"range":0.01,"rx_power":-54.40999985}]}</text:p>
      <text:p text:style-name="P1">11:41:51.239 -&gt; Measuring distances...</text:p>
      <text:p text:style-name="P1">11:41:51.271 -&gt; Device: 9255, Range: -0.01 m, RX power: -56.06 dBm</text:p>
      <text:p text:style-name="P1">11:41:51.271 -&gt; Range data sent via UDP successfully</text:p>
      <text:p text:style-name="P1">11:41:51.271 -&gt; JSON data: {"device_address":"7D:00:22:EA:82:60:3B:9A","role":"ANCHOR","timestamp":22429,"range_data":[{"address":37461,"range":-0.01,"rx_power":-56.06000137}]}</text:p>
      <text:p text:style-name="P1">11:41:51.336 -&gt; Measuring distances...</text:p>
      <text:p text:style-name="P1">11:41:51.368 -&gt; Device: 9255, Range: 0.26 m, RX power: -55.11 dBm</text:p>
      <text:p text:style-name="P1">11:41:51.368 -&gt; Range data sent via UDP successfully</text:p>
      <text:p text:style-name="P1">11:41:51.368 -&gt; JSON data: {"device_address":"7D:00:22:EA:82:60:3B:9A","role":"ANCHOR","timestamp":22531,"range_data":[{"address":37461,"range":0.25999999,"rx_power":-55.11000061}]}</text:p>
      <text:p text:style-name="P1">11:41:51.432 -&gt; Measuring distances...</text:p>
      <text:p text:style-name="P1">11:41:51.496 -&gt; Device: 9255, Range: 0.08 m, RX power: -54.26 dBm</text:p>
      <text:p text:style-name="P1">11:41:51.496 -&gt; Range data sent via UDP successfully</text:p>
      <text:p text:style-name="P1">11:41:51.496 -&gt; JSON data: {"device_address":"7D:00:22:EA:82:60:3B:9A","role":"ANCHOR","timestamp":22633,"range_data":[{"address":37461,"range":0.079999998,"rx_power":-54.25999832}]}</text:p>
      <text:p text:style-name="P1">11:41:51.528 -&gt; Measuring distances...</text:p>
      <text:p text:style-name="P1">11:41:51.592 -&gt; Device: 9255, Range: 0.10 m, RX power: -54.35 dBm</text:p>
      <text:p text:style-name="P1">11:41:51.592 -&gt; Range data sent via UDP successfully</text:p>
      <text:p text:style-name="P1">11:41:51.592 -&gt; JSON data: {"device_address":"7D:00:22:EA:82:60:3B:9A","role":"ANCHOR","timestamp":22735,"range_data":[{"address":37461,"range":0.100000001,"rx_power":-54.34999847}]}</text:p>
      <text:p text:style-name="P1">11:41:51.625 -&gt; Measuring distances...</text:p>
      <text:p text:style-name="P1">11:41:51.689 -&gt; Device: 9255, Range: 0.33 m, RX power: -55.30 dBm</text:p>
      <text:p text:style-name="P1">11:41:51.689 -&gt; Range data sent via UDP successfully</text:p>
      <text:p text:style-name="P1">11:41:51.689 -&gt; JSON data: {"device_address":"7D:00:22:EA:82:60:3B:9A","role":"ANCHOR","timestamp":22837,"range_data":[{"address":37461,"range":0.330000013,"rx_power":-55.29999924}]}</text:p>
      <text:p text:style-name="P1">11:41:51.721 -&gt; Measuring distances...</text:p>
      <text:p text:style-name="P1">11:41:51.786 -&gt; Device: 9255, Range: 0.06 m, RX power: -55.31 dBm</text:p>
      <text:p text:style-name="P1">11:41:51.786 -&gt; Range data sent via UDP successfully</text:p>
      <text:p text:style-name="P1">11:41:51.786 -&gt; JSON data: {"device_address":"7D:00:22:EA:82:60:3B:9A","role":"ANCHOR","timestamp":22939,"range_data":[{"address":37461,"range":0.059999999,"rx_power":-55.31000137}]}</text:p>
      <text:p text:style-name="P1">11:41:51.851 -&gt; Measuring distances...</text:p>
      <text:p text:style-name="P1">11:41:51.883 -&gt; Device: 9255, Range: -0.07 m, RX power: -55.10 dBm</text:p>
      <text:p text:style-name="P1">11:41:51.883 -&gt; Range data sent via UDP successfully</text:p>
      <text:p text:style-name="P1">11:41:51.883 -&gt; JSON data: {"device_address":"7D:00:22:EA:82:60:3B:9A","role":"ANCHOR","timestamp":23041,"range_data":[{"address":37461,"range":-0.07,"rx_power":-55.09999847}]}</text:p>
      <text:p text:style-name="P1">11:41:51.947 -&gt; Measuring distances...</text:p>
      <text:p text:style-name="P1">11:41:51.979 -&gt; Device: 9255, Range: 0.30 m, RX power: -56.04 dBm</text:p>
      <text:p text:style-name="P1">11:41:51.979 -&gt; Range data sent via UDP successfully</text:p>
      <text:p text:style-name="P1">11:41:51.979 -&gt; JSON data: {"device_address":"7D:00:22:EA:82:60:3B:9A","role":"ANCHOR","timestamp":23143,"range_data":[{"address":37461,"range":0.300000012,"rx_power":-56.04000092}]}</text:p>
      <text:p text:style-name="P1">11:41:52.043 -&gt; Measuring distances...</text:p>
      <text:p text:style-name="P1">11:41:52.141 -&gt; Measuring distances...</text:p>
      <text:p text:style-name="P1">11:41:52.205 -&gt; Device: 9255, Range: 0.03 m, RX power: -54.53 dBm</text:p>
      <text:p text:style-name="P1">11:41:52.205 -&gt; Range data sent via UDP successfully</text:p>
      <text:p text:style-name="P1"><text:soft-page-break/>11:41:52.205 -&gt; JSON data: {"device_address":"7D:00:22:EA:82:60:3B:9A","role":"ANCHOR","timestamp":23361,"range_data":[{"address":37461,"range":0.029999999,"rx_power":-54.52999878}]}</text:p>
      <text:p text:style-name="P1">11:41:52.237 -&gt; Measuring distances...</text:p>
      <text:p text:style-name="P1">11:41:52.334 -&gt; Device: 9255, Range: 0.10 m, RX power: -55.05 dBm</text:p>
      <text:p text:style-name="P1">11:41:52.334 -&gt; Range data sent via UDP successfully</text:p>
      <text:p text:style-name="P1">11:41:52.334 -&gt; JSON data: {"device_address":"7D:00:22:EA:82:60:3B:9A","role":"ANCHOR","timestamp":23484,"range_data":[{"address":37461,"range":0.100000001,"rx_power":-55.04999924}]}</text:p>
      <text:p text:style-name="P1">11:41:52.334 -&gt; Measuring distances...</text:p>
      <text:p text:style-name="P1">11:41:52.431 -&gt; Measuring distances...</text:p>
      <text:p text:style-name="P1">11:41:52.462 -&gt; Device: 9255, Range: -0.01 m, RX power: -54.60 dBm</text:p>
      <text:p text:style-name="P1">11:41:52.462 -&gt; Range data sent via UDP successfully</text:p>
      <text:p text:style-name="P1">11:41:52.462 -&gt; JSON data: {"device_address":"7D:00:22:EA:82:60:3B:9A","role":"ANCHOR","timestamp":23607,"range_data":[{"address":37461,"range":-0.01,"rx_power":-54.59999847}]}</text:p>
      <text:p text:style-name="P1">11:41:52.526 -&gt; Measuring distances...</text:p>
      <text:p text:style-name="P1">11:41:52.591 -&gt; Device: 9255, Range: 0.03 m, RX power: -53.99 dBm</text:p>
      <text:p text:style-name="P1">11:41:52.591 -&gt; Range data sent via UDP successfully</text:p>
      <text:p text:style-name="P1">11:41:52.591 -&gt; JSON data: {"device_address":"7D:00:22:EA:82:60:3B:9A","role":"ANCHOR","timestamp":23730,"range_data":[{"address":37461,"range":0.029999999,"rx_power":-53.99000168}]}</text:p>
      <text:p text:style-name="P1">11:41:52.623 -&gt; Measuring distances...</text:p>
      <text:p text:style-name="P1">11:41:52.720 -&gt; Device: 9255, Range: 0.08 m, RX power: -55.40 dBm</text:p>
      <text:p text:style-name="P1">11:41:52.720 -&gt; Range data sent via UDP successfully</text:p>
      <text:p text:style-name="P1">11:41:52.720 -&gt; JSON data: {"device_address":"7D:00:22:EA:82:60:3B:9A","role":"ANCHOR","timestamp":23854,"range_data":[{"address":37461,"range":0.079999998,"rx_power":-55.40000153}]}</text:p>
      <text:p text:style-name="P1">11:41:52.720 -&gt; Measuring distances...</text:p>
      <text:p text:style-name="P1">11:41:52.817 -&gt; Device: 9255, Range: 0.06 m, RX power: -55.36 dBm</text:p>
      <text:p text:style-name="P1">11:41:52.817 -&gt; Range data sent via UDP successfully</text:p>
      <text:p text:style-name="P1">11:41:52.817 -&gt; JSON data: {"device_address":"7D:00:22:EA:82:60:3B:9A","role":"ANCHOR","timestamp":23977,"range_data":[{"address":37461,"range":0.059999999,"rx_power":-55.36000061}]}</text:p>
      <text:p text:style-name="P1">11:41:52.849 -&gt; Measuring distances...</text:p>
      <text:p text:style-name="P1">11:41:52.946 -&gt; Device: 9255, Range: 0.11 m, RX power: -55.80 dBm</text:p>
      <text:p text:style-name="P1">11:41:52.946 -&gt; Range data sent via UDP successfully</text:p>
      <text:p text:style-name="P1">11:41:52.946 -&gt; JSON data: {"device_address":"7D:00:22:EA:82:60:3B:9A","role":"ANCHOR","timestamp":24100,"range_data":[{"address":37461,"range":0.109999999,"rx_power":-55.79999924}]}</text:p>
      <text:p text:style-name="P1">11:41:52.946 -&gt; Measuring distances...</text:p>
      <text:p text:style-name="P1">11:41:53.043 -&gt; Measuring distances...</text:p>
      <text:p text:style-name="P1">11:41:53.075 -&gt; Device: 9255, Range: 0.06 m, RX power: -54.66 dBm</text:p>
      <text:p text:style-name="P1">11:41:53.075 -&gt; Range data sent via UDP successfully</text:p>
      <text:p text:style-name="P1">11:41:53.075 -&gt; JSON data: {"device_address":"7D:00:22:EA:82:60:3B:9A","role":"ANCHOR","timestamp":24223,"range_data":[{"address":37461,"range":0.059999999,"rx_power":-54.65999985}]}</text:p>
      <text:p text:style-name="P1">11:41:53.138 -&gt; Measuring distances...</text:p>
      <text:p text:style-name="P1">11:41:53.203 -&gt; Device: 9255, Range: 0.02 m, RX power: -54.72 dBm</text:p>
      <text:p text:style-name="P1">11:41:53.203 -&gt; Range data sent via UDP successfully</text:p>
      <text:p text:style-name="P1">11:41:53.203 -&gt; JSON data: {"device_address":"7D:00:22:EA:82:60:3B:9A","role":"ANCHOR","timestamp":24346,"range_data":[{"address":37461,"range":0.02,"rx_power":-54.72000122}]}</text:p>
      <text:p text:style-name="P1">11:41:53.236 -&gt; Measuring distances...</text:p>
      <text:p text:style-name="P1">11:41:53.333 -&gt; Device: 9255, Range: 0.06 m, RX power: -55.15 dBm</text:p>
      <text:p text:style-name="P1">11:41:53.333 -&gt; Range data sent via UDP successfully</text:p>
      <text:p text:style-name="P1">11:41:53.333 -&gt; JSON data: {"device_address":"7D:00:22:EA:82:60:3B:9A","role":"ANCHOR","timestamp":24469,"range_data":[{"address":37461,"range":0.059999999,"rx_power":-55.15000153}]}</text:p>
      <text:p text:style-name="P1">11:41:53.333 -&gt; Measuring distances...</text:p>
      <text:p text:style-name="P1">11:41:53.430 -&gt; Device: 9255, Range: -0.05 m, RX power: -55.63 dBm</text:p>
      <text:p text:style-name="P1">11:41:53.430 -&gt; Range data sent via UDP successfully</text:p>
      <text:p text:style-name="P1"><text:soft-page-break/>11:41:53.430 -&gt; JSON data: {"device_address":"7D:00:22:EA:82:60:3B:9A","role":"ANCHOR","timestamp":24593,"range_data":[{"address":37461,"range":-0.050000001,"rx_power":-55.63000107}]}</text:p>
      <text:p text:style-name="P1">11:41:53.462 -&gt; Measuring distances...</text:p>
      <text:p text:style-name="P1">11:41:53.559 -&gt; Measuring distances...</text:p>
      <text:p text:style-name="P1">11:41:53.559 -&gt; Device: 9255, Range: -0.07 m, RX power: -55.89 dBm</text:p>
      <text:p text:style-name="P1">11:41:53.559 -&gt; Range data sent via UDP successfully</text:p>
      <text:p text:style-name="P1">11:41:53.559 -&gt; JSON data: {"device_address":"7D:00:22:EA:82:60:3B:9A","role":"ANCHOR","timestamp":24715,"range_data":[{"address":37461,"range":-0.07,"rx_power":-55.88999939}]}</text:p>
      <text:p text:style-name="P1">11:41:53.654 -&gt; Measuring distances...</text:p>
      <text:p text:style-name="P1">11:41:53.687 -&gt; Device: 9255, Range: 0.01 m, RX power: -55.70 dBm</text:p>
      <text:p text:style-name="P1">11:41:53.687 -&gt; Range data sent via UDP successfully</text:p>
      <text:p text:style-name="P1">11:41:53.687 -&gt; JSON data: {"device_address":"7D:00:22:EA:82:60:3B:9A","role":"ANCHOR","timestamp":24838,"range_data":[{"address":37461,"range":0.01,"rx_power":-55.70000076}]}</text:p>
      <text:p text:style-name="P1">11:41:53.751 -&gt; Measuring distances...</text:p>
      <text:p text:style-name="P1">11:41:53.814 -&gt; Device: 9255, Range: 0.00 m, RX power: -55.10 dBm</text:p>
      <text:p text:style-name="P1">11:41:53.814 -&gt; Range data sent via UDP successfully</text:p>
      <text:p text:style-name="P1">11:41:53.814 -&gt; JSON data: {"device_address":"7D:00:22:EA:82:60:3B:9A","role":"ANCHOR","timestamp":24961,"range_data":[{"address":37461,"range":0,"rx_power":-55.09999847}]}</text:p>
      <text:p text:style-name="P1">11:41:53.846 -&gt; Setting role to: TAG</text:p>
      <text:p text:style-name="P1">11:41:53.846 -&gt; device address: 7D:00:22:EA:82:60:3B:9A</text:p>
      <text:p text:style-name="P1">11:41:53.846 -&gt; ### TAG ###</text:p>
      <text:p text:style-name="P1">11:41:53.942 -&gt; Role set successfully</text:p>
      <text:p text:style-name="P1">11:41:53.942 -&gt; Measuring distances...</text:p>
      <text:p text:style-name="P1">11:41:54.039 -&gt; Measuring distances...</text:p>
      <text:p text:style-name="P1">11:41:54.136 -&gt; Measuring distances...</text:p>
      <text:p text:style-name="P1">11:41:54.233 -&gt; Measuring distances...</text:p>
      <text:p text:style-name="P1">11:41:54.329 -&gt; Measuring distances...</text:p>
      <text:p text:style-name="P1">11:41:54.426 -&gt; Measuring distances...</text:p>
      <text:p text:style-name="P1">11:41:54.523 -&gt; Measuring distances...</text:p>
      <text:p text:style-name="P1">11:41:54.651 -&gt; Measuring distances...</text:p>
      <text:p text:style-name="P1">11:41:54.748 -&gt; Measuring distances...</text:p>
      <text:p text:style-name="P1">11:41:54.844 -&gt; Measuring distances...</text:p>
      <text:p text:style-name="P1">11:41:54.844 -&gt; Device inactive: 9255</text:p>
      <text:p text:style-name="P1">11:41:54.940 -&gt; Measuring distances...</text:p>
      <text:p text:style-name="P1">11:41:55.037 -&gt; Measuring distances...</text:p>
      <text:p text:style-name="P1">11:41:55.133 -&gt; Measuring distances...</text:p>
      <text:p text:style-name="P1">11:41:55.230 -&gt; Measuring distances...</text:p>
      <text:p text:style-name="P1">11:41:55.326 -&gt; Measuring distances...</text:p>
      <text:p text:style-name="P1">11:41:55.424 -&gt; Measuring distances...</text:p>
      <text:p text:style-name="P1">11:41:55.520 -&gt; Measuring distances...</text:p>
      <text:p text:style-name="P1">11:41:55.648 -&gt; Measuring distances...</text:p>
      <text:p text:style-name="P1">11:41:55.745 -&gt; Measuring distances...</text:p>
      <text:p text:style-name="P1">11:41:55.842 -&gt; Measuring distances...</text:p>
      <text:p text:style-name="P1">11:41:55.939 -&gt; Measuring distances...</text:p>
      <text:p text:style-name="P1">11:41:56.036 -&gt; Measuring distances...</text:p>
      <text:p text:style-name="P1">11:41:56.133 -&gt; Measuring distances...</text:p>
      <text:p text:style-name="P1">11:41:56.229 -&gt; Measuring distances...</text:p>
      <text:p text:style-name="P1">11:41:56.326 -&gt; Measuring distances...</text:p>
      <text:p text:style-name="P1">11:41:56.422 -&gt; Measuring distances...</text:p>
      <text:p text:style-name="P1">11:41:56.551 -&gt; Measuring distances...</text:p>
      <text:p text:style-name="P1">11:41:56.648 -&gt; Measuring distances...</text:p>
      <text:p text:style-name="P1">11:41:56.745 -&gt; Measuring distances...</text:p>
      <text:p text:style-name="P1">11:41:56.842 -&gt; Measuring distances...</text:p>
      <text:p text:style-name="P1">11:41:56.939 -&gt; Measuring distances...</text:p>
      <text:p text:style-name="P1">11:41:57.036 -&gt; Measuring distances...</text:p>
      <text:p text:style-name="P1">11:41:57.132 -&gt; Measuring distances...</text:p>
      <text:p text:style-name="P1">11:41:57.229 -&gt; Measuring distances...</text:p>
      <text:p text:style-name="P1">11:41:57.329 -&gt; Measuring distances...</text:p>
      <text:p text:style-name="P1">11:41:57.423 -&gt; Measuring distances...</text:p>
      <text:p text:style-name="P1">11:41:57.519 -&gt; Measuring distances...</text:p>
      <text:p text:style-name="P1"><text:soft-page-break/>11:41:57.649 -&gt; Measuring distances...</text:p>
      <text:p text:style-name="P1">11:41:57.746 -&gt; Measuring distances...</text:p>
      <text:p text:style-name="P1">11:41:57.848 -&gt; Measuring distances...</text:p>
      <text:p text:style-name="P1">11:41:57.946 -&gt; Measuring distances...</text:p>
      <text:p text:style-name="P1">11:41:58.036 -&gt; Measuring distances...</text:p>
      <text:p text:style-name="P1">11:41:58.132 -&gt; Measuring distances...</text:p>
      <text:p text:style-name="P1">11:41:58.236 -&gt; Measuring distances...</text:p>
      <text:p text:style-name="P1">11:41:58.325 -&gt; Measuring distances...</text:p>
      <text:p text:style-name="P1">11:41:58.422 -&gt; Measuring distances...</text:p>
      <text:p text:style-name="P1">11:41:58.551 -&gt; Measuring distances...</text:p>
      <text:p text:style-name="P1">11:41:58.648 -&gt; Measuring distances...</text:p>
      <text:p text:style-name="P1">11:41:58.744 -&gt; Measuring distances...</text:p>
      <text:p text:style-name="P1">11:41:58.841 -&gt; Measuring distances...</text:p>
      <text:p text:style-name="P1">11:41:58.937 -&gt; Measuring distances...</text:p>
      <text:p text:style-name="P1">11:41:59.033 -&gt; Measuring distances...</text:p>
      <text:p text:style-name="P1">11:41:59.130 -&gt; Measuring distances...</text:p>
      <text:p text:style-name="P1">11:41:59.162 -&gt; New device added: 47DC</text:p>
      <text:p text:style-name="P1">11:41:59.227 -&gt; Measuring distances...</text:p>
      <text:p text:style-name="P1">11:41:59.326 -&gt; Measuring distances...</text:p>
      <text:p text:style-name="P1">11:41:59.421 -&gt; Measuring distances...</text:p>
      <text:p text:style-name="P1">11:41:59.550 -&gt; Measuring distances...</text:p>
      <text:p text:style-name="P1">11:41:59.615 -&gt; Device: 47DC, Range: -0.10 m, RX power: -52.76 dBm</text:p>
      <text:p text:style-name="P1">11:41:59.615 -&gt; Range data sent via UDP successfully</text:p>
      <text:p text:style-name="P1">11:41:59.615 -&gt; JSON data: {"device_address":"7D:00:22:EA:82:60:3B:9A","role":"TAG","timestamp":30770,"range_data":[{"address":18396,"range":-0.100000001,"rx_power":-52.75999832}]}</text:p>
      <text:p text:style-name="P1">11:41:59.646 -&gt; Measuring distances...</text:p>
      <text:p text:style-name="P1">11:41:59.710 -&gt; Device: 47DC, Range: -0.84 m, RX power: -49.49 dBm</text:p>
      <text:p text:style-name="P1">11:41:59.710 -&gt; Range data sent via UDP successfully</text:p>
      <text:p text:style-name="P1">11:41:59.710 -&gt; JSON data: {"device_address":"7D:00:22:EA:82:60:3B:9A","role":"TAG","timestamp":30872,"range_data":[{"address":18396,"range":-0.839999974,"rx_power":-49.49000168}]}</text:p>
      <text:p text:style-name="P1">11:41:59.744 -&gt; Measuring distances...</text:p>
      <text:p text:style-name="P1">11:41:59.839 -&gt; Device: 47DC, Range: -0.89 m, RX power: -52.40 dBm</text:p>
      <text:p text:style-name="P1">11:41:59.839 -&gt; Range data sent via UDP successfully</text:p>
      <text:p text:style-name="P1">11:41:59.839 -&gt; JSON data: {"device_address":"7D:00:22:EA:82:60:3B:9A","role":"TAG","timestamp":30974,"range_data":[{"address":18396,"range":-0.889999986,"rx_power":-52.40000153}]}</text:p>
      <text:p text:style-name="P1">11:41:59.839 -&gt; Measuring distances...</text:p>
      <text:p text:style-name="P1">11:41:59.935 -&gt; Measuring distances...</text:p>
      <text:p text:style-name="P1">11:42:00.030 -&gt; Device: 47DC, Range: 0.04 m, RX power: -52.81 dBm</text:p>
      <text:p text:style-name="P1">11:42:00.030 -&gt; Range data sent via UDP successfully</text:p>
      <text:p text:style-name="P1">11:42:00.030 -&gt; JSON data: {"device_address":"7D:00:22:EA:82:60:3B:9A","role":"TAG","timestamp":31178,"range_data":[{"address":18396,"range":0.039999999,"rx_power":-52.81000137}]}</text:p>
      <text:p text:style-name="P1">11:42:00.030 -&gt; Measuring distances...</text:p>
      <text:p text:style-name="P1">11:42:00.128 -&gt; Measuring distances...</text:p>
      <text:p text:style-name="P1">11:42:00.223 -&gt; Measuring distances...</text:p>
      <text:p text:style-name="P1">11:42:00.319 -&gt; Measuring distances...</text:p>
      <text:p text:style-name="P1">11:42:00.448 -&gt; Measuring distances...</text:p>
      <text:p text:style-name="P1">11:42:00.545 -&gt; Measuring distances...</text:p>
      <text:p text:style-name="P1">11:42:00.640 -&gt; Device: 47DC, Range: 0.08 m, RX power: -51.25 dBm</text:p>
      <text:p text:style-name="P1">11:42:00.640 -&gt; Range data sent via UDP successfully</text:p>
      <text:p text:style-name="P1">11:42:00.640 -&gt; JSON data: {"device_address":"7D:00:22:EA:82:60:3B:9A","role":"TAG","timestamp":31790,"range_data":[{"address":18396,"range":0.079999998,"rx_power":-51.25}]}</text:p>
      <text:p text:style-name="P1">11:42:00.640 -&gt; Measuring distances...</text:p>
      <text:p text:style-name="P1">11:42:00.736 -&gt; Measuring distances...</text:p>
      <text:p text:style-name="P1">11:42:00.837 -&gt; Measuring distances...</text:p>
      <text:p text:style-name="P1">11:42:00.929 -&gt; Measuring distances...</text:p>
      <text:p text:style-name="P1">11:42:01.028 -&gt; Measuring distances...</text:p>
      <text:p text:style-name="P1">11:42:01.122 -&gt; Measuring distances...</text:p>
      <text:p text:style-name="P1">11:42:01.251 -&gt; Device: 47DC, Range: 0.00 m, RX power: -51.83 dBm</text:p>
      <text:p text:style-name="P1">11:42:01.251 -&gt; Range data sent via UDP successfully</text:p>
      <text:p text:style-name="P1"><text:soft-page-break/>11:42:01.251 -&gt; JSON data: {"device_address":"7D:00:22:EA:82:60:3B:9A","role":"TAG","timestamp":32402,"range_data":[{"address":18396,"range":0,"rx_power":-51.83000183}]}</text:p>
      <text:p text:style-name="P1">11:42:01.251 -&gt; Measuring distances...</text:p>
      <text:p text:style-name="P1">11:42:01.347 -&gt; Measuring distances...</text:p>
      <text:p text:style-name="P1">11:42:01.443 -&gt; Device: 47DC, Range: 0.13 m, RX power: -50.57 dBm</text:p>
      <text:p text:style-name="P1">11:42:01.443 -&gt; Range data sent via UDP successfully</text:p>
      <text:p text:style-name="P1">11:42:01.443 -&gt; JSON data: {"device_address":"7D:00:22:EA:82:60:3B:9A","role":"TAG","timestamp":32606,"range_data":[{"address":18396,"range":0.129999995,"rx_power":-50.56999969}]}</text:p>
      <text:p text:style-name="P1">11:42:01.443 -&gt; Measuring distances...</text:p>
      <text:p text:style-name="P1">11:42:01.541 -&gt; Measuring distances...</text:p>
      <text:p text:style-name="P1">11:42:01.637 -&gt; Measuring distances...</text:p>
      <text:p text:style-name="P1">11:42:01.734 -&gt; Measuring distances...</text:p>
      <text:p text:style-name="P1">11:42:01.863 -&gt; Measuring distances...</text:p>
      <text:p text:style-name="P1">11:42:01.960 -&gt; Measuring distances...</text:p>
      <text:p text:style-name="P1">11:42:02.058 -&gt; Measuring distances...</text:p>
      <text:p text:style-name="P1">11:42:02.153 -&gt; Measuring distances...</text:p>
      <text:p text:style-name="P1">11:42:02.249 -&gt; Measuring distances...</text:p>
      <text:p text:style-name="P1">11:42:02.282 -&gt; Device: 47DC, Range: -0.04 m, RX power: -46.45 dBm</text:p>
      <text:p text:style-name="P1">11:42:02.282 -&gt; Range data sent via UDP successfully</text:p>
      <text:p text:style-name="P1">11:42:02.282 -&gt; JSON data: {"device_address":"7D:00:22:EA:82:60:3B:9A","role":"TAG","timestamp":33422,"range_data":[{"address":18396,"range":-0.039999999,"rx_power":-46.45000076}]}</text:p>
      <text:p text:style-name="P1">11:42:02.345 -&gt; Measuring distances...</text:p>
      <text:p text:style-name="P1">11:42:02.377 -&gt; Device: 47DC, Range: -0.74 m, RX power: -51.77 dBm</text:p>
      <text:p text:style-name="P1">11:42:02.377 -&gt; Range data sent via UDP successfully</text:p>
      <text:p text:style-name="P1">11:42:02.377 -&gt; JSON data: {"device_address":"7D:00:22:EA:82:60:3B:9A","role":"TAG","timestamp":33524,"range_data":[{"address":18396,"range":-0.74000001,"rx_power":-51.77000046}]}</text:p>
      <text:p text:style-name="P1">11:42:02.442 -&gt; Measuring distances...</text:p>
      <text:p text:style-name="P1">11:42:02.474 -&gt; Device: 47DC, Range: -0.65 m, RX power: -50.77 dBm</text:p>
      <text:p text:style-name="P1">11:42:02.474 -&gt; Range data sent via UDP successfully</text:p>
      <text:p text:style-name="P1">11:42:02.474 -&gt; JSON data: {"device_address":"7D:00:22:EA:82:60:3B:9A","role":"TAG","timestamp":33626,"range_data":[{"address":18396,"range":-0.649999976,"rx_power":-50.77000046}]}</text:p>
      <text:p text:style-name="P1">11:42:02.538 -&gt; Measuring distances...</text:p>
      <text:p text:style-name="P1">11:42:02.570 -&gt; Device: 47DC, Range: -0.82 m, RX power: -48.95 dBm</text:p>
      <text:p text:style-name="P1">11:42:02.570 -&gt; Range data sent via UDP successfully</text:p>
      <text:p text:style-name="P1">11:42:02.570 -&gt; JSON data: {"device_address":"7D:00:22:EA:82:60:3B:9A","role":"TAG","timestamp":33728,"range_data":[{"address":18396,"range":-0.819999993,"rx_power":-48.95000076}]}</text:p>
      <text:p text:style-name="P1">11:42:02.634 -&gt; Measuring distances...</text:p>
      <text:p text:style-name="P1">11:42:02.763 -&gt; Measuring distances...</text:p>
      <text:p text:style-name="P1">11:42:02.860 -&gt; Measuring distances...</text:p>
      <text:p text:style-name="P1">11:42:02.891 -&gt; Device: 47DC, Range: 0.06 m, RX power: -52.75 dBm</text:p>
      <text:p text:style-name="P1">11:42:02.891 -&gt; Range data sent via UDP successfully</text:p>
      <text:p text:style-name="P1">11:42:02.891 -&gt; JSON data: {"device_address":"7D:00:22:EA:82:60:3B:9A","role":"TAG","timestamp":34034,"range_data":[{"address":18396,"range":0.059999999,"rx_power":-52.75}]}</text:p>
      <text:p text:style-name="P1">11:42:02.956 -&gt; Measuring distances...</text:p>
      <text:p text:style-name="P1">11:42:03.053 -&gt; Measuring distances...</text:p>
      <text:p text:style-name="P1">11:42:03.148 -&gt; Measuring distances...</text:p>
      <text:p text:style-name="P1">11:42:03.245 -&gt; Measuring distances...</text:p>
      <text:p text:style-name="P1">11:42:03.342 -&gt; Measuring distances...</text:p>
      <text:p text:style-name="P1">11:42:03.439 -&gt; Measuring distances...</text:p>
      <text:p text:style-name="P1">11:42:03.536 -&gt; Measuring distances...</text:p>
      <text:p text:style-name="P1">11:42:03.665 -&gt; Measuring distances...</text:p>
      <text:p text:style-name="P1">11:42:03.762 -&gt; Measuring distances...</text:p>
      <text:p text:style-name="P1">11:42:03.859 -&gt; Measuring distances...</text:p>
      <text:p text:style-name="P1">11:42:03.956 -&gt; Measuring distances...</text:p>
      <text:p text:style-name="P1">11:42:04.053 -&gt; Measuring distances...</text:p>
      <text:p text:style-name="P1">11:42:04.149 -&gt; Measuring distances...</text:p>
      <text:p text:style-name="P1">11:42:04.244 -&gt; Measuring distances...</text:p>
      <text:p text:style-name="P1"><text:soft-page-break/>11:42:04.341 -&gt; Measuring distances...</text:p>
      <text:p text:style-name="P1">11:42:04.438 -&gt; Measuring distances...</text:p>
      <text:p text:style-name="P1">11:42:04.535 -&gt; Measuring distances...</text:p>
      <text:p text:style-name="P1">11:42:04.664 -&gt; Measuring distances...</text:p>
      <text:p text:style-name="P1">11:42:04.760 -&gt; Measuring distances...</text:p>
      <text:p text:style-name="P1">11:42:04.856 -&gt; Measuring distances...</text:p>
      <text:p text:style-name="P1">11:42:04.953 -&gt; Measuring distances...</text:p>
      <text:p text:style-name="P1">11:42:05.050 -&gt; Measuring distances...</text:p>
      <text:p text:style-name="P1">11:42:05.146 -&gt; Measuring distances...</text:p>
      <text:p text:style-name="P1">11:42:05.244 -&gt; Measuring distances...</text:p>
      <text:p text:style-name="P1">11:42:05.340 -&gt; Measuring distances...</text:p>
      <text:p text:style-name="P1">11:42:05.437 -&gt; Measuring distances...</text:p>
      <text:p text:style-name="P1">11:42:05.534 -&gt; Measuring distances...</text:p>
      <text:p text:style-name="P1">11:42:05.566 -&gt; Device inactive: 47DC</text:p>
      <text:p text:style-name="P1">11:42:05.663 -&gt; Measuring distances...</text:p>
      <text:p text:style-name="P1">11:42:05.760 -&gt; Measuring distances...</text:p>
      <text:p text:style-name="P1">11:42:05.857 -&gt; Measuring distances...</text:p>
      <text:p text:style-name="P1">11:42:05.954 -&gt; Measuring distances...</text:p>
      <text:p text:style-name="P1">11:42:06.051 -&gt; Measuring distances...</text:p>
      <text:p text:style-name="P1">11:42:06.147 -&gt; Measuring distances...</text:p>
      <text:p text:style-name="P1">11:42:06.243 -&gt; Measuring distances...</text:p>
      <text:p text:style-name="P1">11:42:06.340 -&gt; Measuring distances...</text:p>
      <text:p text:style-name="P1">11:42:06.436 -&gt; Measuring distances...</text:p>
      <text:p text:style-name="P1">11:42:06.564 -&gt; Measuring distances...</text:p>
      <text:p text:style-name="P1">11:42:06.660 -&gt; Measuring distances...</text:p>
      <text:p text:style-name="P1">11:42:06.757 -&gt; Measuring distances...</text:p>
      <text:p text:style-name="P1">11:42:06.852 -&gt; Measuring distances...</text:p>
      <text:p text:style-name="P1">11:42:06.948 -&gt; Measuring distances...</text:p>
      <text:p text:style-name="P1">11:42:07.043 -&gt; Measuring distances...</text:p>
      <text:p text:style-name="P1">11:42:07.140 -&gt; Measuring distances...</text:p>
      <text:p text:style-name="P1">11:42:07.236 -&gt; Measuring distances...</text:p>
      <text:p text:style-name="P1">11:42:07.364 -&gt; Measuring distances...</text:p>
      <text:p text:style-name="P1">11:42:07.461 -&gt; Measuring distances...</text:p>
      <text:p text:style-name="P1">11:42:07.558 -&gt; Measuring distances...</text:p>
      <text:p text:style-name="P1">11:42:07.654 -&gt; Measuring distances...</text:p>
      <text:p text:style-name="P1">11:42:07.751 -&gt; Measuring distances...</text:p>
      <text:p text:style-name="P1">11:42:07.848 -&gt; Measuring distances...</text:p>
      <text:p text:style-name="P1">11:42:07.945 -&gt; Measuring distances...</text:p>
      <text:p text:style-name="P1">11:42:08.042 -&gt; Measuring distances...</text:p>
      <text:p text:style-name="P1">11:42:08.138 -&gt; Measuring distances...</text:p>
      <text:p text:style-name="P1">11:42:08.235 -&gt; Measuring distances...</text:p>
      <text:p text:style-name="P1">11:42:08.364 -&gt; Measuring distances...</text:p>
      <text:p text:style-name="P1">11:42:08.460 -&gt; Measuring distances...</text:p>
      <text:p text:style-name="P1">11:42:08.557 -&gt; Measuring distances...</text:p>
      <text:p text:style-name="P1">11:42:08.653 -&gt; Measuring distances...</text:p>
      <text:p text:style-name="P1">11:42:08.748 -&gt; Measuring distances...</text:p>
      <text:p text:style-name="P1">11:42:08.845 -&gt; Setting role to: ANCHOR</text:p>
      <text:p text:style-name="P1">11:42:08.845 -&gt; device address: 7D:00:22:EA:82:60:3B:9A</text:p>
      <text:p text:style-name="P1">11:42:08.845 -&gt; ### ANCHOR ###</text:p>
      <text:p text:style-name="P1">11:42:08.941 -&gt; Role set successfully</text:p>
      <text:p text:style-name="P1">11:42:08.941 -&gt; Measuring distances...</text:p>
      <text:p text:style-name="P1">11:42:09.038 -&gt; Measuring distances...</text:p>
      <text:p text:style-name="P1">11:42:09.134 -&gt; Measuring distances...</text:p>
      <text:p text:style-name="P1">11:42:09.230 -&gt; Measuring distances...</text:p>
      <text:p text:style-name="P1">11:42:09.327 -&gt; Measuring distances...</text:p>
      <text:p text:style-name="P1">11:42:09.424 -&gt; Measuring distances...</text:p>
      <text:p text:style-name="P1">11:42:09.520 -&gt; Measuring distances...</text:p>
      <text:p text:style-name="P1">11:42:09.649 -&gt; Measuring distances...</text:p>
      <text:p text:style-name="P1">11:42:09.745 -&gt; Measuring distances...</text:p>
      <text:p text:style-name="P1">11:42:09.841 -&gt; Measuring distances...</text:p>
      <text:p text:style-name="P1">11:42:09.937 -&gt; Measuring distances...</text:p>
      <text:p text:style-name="P1">11:42:10.034 -&gt; Measuring distances...</text:p>
      <text:p text:style-name="P1">11:42:10.130 -&gt; Measuring distances...</text:p>
      <text:p text:style-name="P1">11:42:10.226 -&gt; Measuring distances...</text:p>
      <text:p text:style-name="P1"><text:soft-page-break/>11:42:10.322 -&gt; Device: B243, Range: -0.01 m, RX power: -54.87 dBm</text:p>
      <text:p text:style-name="P1">11:42:10.322 -&gt; Range data sent via UDP successfully</text:p>
      <text:p text:style-name="P1">11:42:10.322 -&gt; JSON data: {"device_address":"7D:00:22:EA:82:60:3B:9A","role":"ANCHOR","timestamp":41460,"range_data":[{"address":45635,"range":-0.01,"rx_power":-54.86999893}]}</text:p>
      <text:p text:style-name="P1">11:42:10.322 -&gt; Measuring distances...</text:p>
      <text:p text:style-name="P1">11:42:10.418 -&gt; Device: B243, Range: -0.54 m, RX power: -55.49 dBm</text:p>
      <text:p text:style-name="P1">11:42:10.418 -&gt; Range data sent via UDP successfully</text:p>
      <text:p text:style-name="P1">11:42:10.418 -&gt; JSON data: {"device_address":"7D:00:22:EA:82:60:3B:9A","role":"ANCHOR","timestamp":41562,"range_data":[{"address":45635,"range":-0.540000021,"rx_power":-55.49000168}]}</text:p>
      <text:p text:style-name="P1">11:42:10.450 -&gt; Measuring distances...</text:p>
      <text:p text:style-name="P1">11:42:10.515 -&gt; Device: B243, Range: 0.14 m, RX power: -54.67 dBm</text:p>
      <text:p text:style-name="P1">11:42:10.515 -&gt; Range data sent via UDP successfully</text:p>
      <text:p text:style-name="P1">11:42:10.515 -&gt; JSON data: {"device_address":"7D:00:22:EA:82:60:3B:9A","role":"ANCHOR","timestamp":41664,"range_data":[{"address":45635,"range":0.140000001,"rx_power":-54.66999817}]}</text:p>
      <text:p text:style-name="P1">11:42:10.547 -&gt; Measuring distances...</text:p>
      <text:p text:style-name="P1">11:42:10.613 -&gt; Device: B243, Range: 0.06 m, RX power: -54.71 dBm</text:p>
      <text:p text:style-name="P1">11:42:10.613 -&gt; Range data sent via UDP successfully</text:p>
      <text:p text:style-name="P1">11:42:10.613 -&gt; JSON data: {"device_address":"7D:00:22:EA:82:60:3B:9A","role":"ANCHOR","timestamp":41766,"range_data":[{"address":45635,"range":0.059999999,"rx_power":-54.70999908}]}</text:p>
      <text:p text:style-name="P1">11:42:10.644 -&gt; Measuring distances...</text:p>
      <text:p text:style-name="P1">11:42:10.709 -&gt; Device: B243, Range: -0.39 m, RX power: -54.50 dBm</text:p>
      <text:p text:style-name="P1">11:42:10.709 -&gt; Range data sent via UDP successfully</text:p>
      <text:p text:style-name="P1">11:42:10.709 -&gt; JSON data: {"device_address":"7D:00:22:EA:82:60:3B:9A","role":"ANCHOR","timestamp":41868,"range_data":[{"address":45635,"range":-0.389999986,"rx_power":-54.5}]}</text:p>
      <text:p text:style-name="P1">11:42:10.741 -&gt; Measuring distances...</text:p>
      <text:p text:style-name="P1">11:42:10.837 -&gt; Device: B243, Range: 0.04 m, RX power: -55.18 dBm</text:p>
      <text:p text:style-name="P1">11:42:10.837 -&gt; Range data sent via UDP successfully</text:p>
      <text:p text:style-name="P1">11:42:10.837 -&gt; JSON data: {"device_address":"7D:00:22:EA:82:60:3B:9A","role":"ANCHOR","timestamp":41970,"range_data":[{"address":45635,"range":0.039999999,"rx_power":-55.18000031}]}</text:p>
      <text:p text:style-name="P1">11:42:10.837 -&gt; Measuring distances...</text:p>
      <text:p text:style-name="P1">11:42:10.934 -&gt; Device: B243, Range: 0.06 m, RX power: -55.78 dBm</text:p>
      <text:p text:style-name="P1">11:42:10.934 -&gt; Range data sent via UDP successfully</text:p>
      <text:p text:style-name="P1">11:42:10.934 -&gt; JSON data: {"device_address":"7D:00:22:EA:82:60:3B:9A","role":"ANCHOR","timestamp":42072,"range_data":[{"address":45635,"range":0.059999999,"rx_power":-55.77999878}]}</text:p>
      <text:p text:style-name="P1">11:42:10.934 -&gt; Measuring distances...</text:p>
      <text:p text:style-name="P1">11:42:11.030 -&gt; Device: B243, Range: -0.46 m, RX power: -55.07 dBm</text:p>
      <text:p text:style-name="P1">11:42:11.030 -&gt; Range data sent via UDP successfully</text:p>
      <text:p text:style-name="P1">11:42:11.030 -&gt; JSON data: {"device_address":"7D:00:22:EA:82:60:3B:9A","role":"ANCHOR","timestamp":42174,"range_data":[{"address":45635,"range":-0.460000008,"rx_power":-55.06999969}]}</text:p>
      <text:p text:style-name="P1">11:42:11.030 -&gt; Measuring distances...</text:p>
      <text:p text:style-name="P1">11:42:11.127 -&gt; Device: B243, Range: 0.08 m, RX power: -54.99 dBm</text:p>
      <text:p text:style-name="P1">11:42:11.127 -&gt; Range data sent via UDP successfully</text:p>
      <text:p text:style-name="P1">11:42:11.127 -&gt; JSON data: {"device_address":"7D:00:22:EA:82:60:3B:9A","role":"ANCHOR","timestamp":42276,"range_data":[{"address":45635,"range":0.079999998,"rx_power":-54.99000168}]}</text:p>
      <text:p text:style-name="P1">11:42:11.127 -&gt; Measuring distances...</text:p>
      <text:p text:style-name="P1">11:42:11.224 -&gt; Device: B243, Range: 0.01 m, RX power: -55.05 dBm</text:p>
      <text:p text:style-name="P1">11:42:11.224 -&gt; Range data sent via UDP successfully</text:p>
      <text:p text:style-name="P1">11:42:11.224 -&gt; JSON data: {"device_address":"7D:00:22:EA:82:60:3B:9A","role":"ANCHOR","timestamp":42378,"range_data":[{"address":45635,"range":0.01,"rx_power":-55.04999924}]}</text:p>
      <text:p text:style-name="P1">11:42:11.224 -&gt; Measuring distances...</text:p>
      <text:p text:style-name="P1">11:42:11.319 -&gt; Device: B243, Range: -0.23 m, RX power: -55.34 dBm</text:p>
      <text:p text:style-name="P1">11:42:11.319 -&gt; Range data sent via UDP successfully</text:p>
      <text:p text:style-name="P1"><text:soft-page-break/>11:42:11.319 -&gt; JSON data: {"device_address":"7D:00:22:EA:82:60:3B:9A","role":"ANCHOR","timestamp":42480,"range_data":[{"address":45635,"range":-0.230000004,"rx_power":-55.34000015}]}</text:p>
      <text:p text:style-name="P1">11:42:11.351 -&gt; Measuring distances...</text:p>
      <text:p text:style-name="P1">11:42:11.448 -&gt; Device: B243, Range: 0.07 m, RX power: -54.35 dBm</text:p>
      <text:p text:style-name="P1">11:42:11.448 -&gt; Range data sent via UDP successfully</text:p>
      <text:p text:style-name="P1">11:42:11.448 -&gt; JSON data: {"device_address":"7D:00:22:EA:82:60:3B:9A","role":"ANCHOR","timestamp":42582,"range_data":[{"address":45635,"range":0.07,"rx_power":-54.34999847}]}</text:p>
      <text:p text:style-name="P1">11:42:11.448 -&gt; Measuring distances...</text:p>
      <text:p text:style-name="P1">11:42:11.544 -&gt; Device: B243, Range: 0.11 m, RX power: -55.46 dBm</text:p>
      <text:p text:style-name="P1">11:42:11.544 -&gt; Range data sent via UDP successfully</text:p>
      <text:p text:style-name="P1">11:42:11.544 -&gt; JSON data: {"device_address":"7D:00:22:EA:82:60:3B:9A","role":"ANCHOR","timestamp":42684,"range_data":[{"address":45635,"range":0.109999999,"rx_power":-55.45999908}]}</text:p>
      <text:p text:style-name="P1">11:42:11.544 -&gt; Measuring distances...</text:p>
      <text:p text:style-name="P1">11:42:11.641 -&gt; Device: B243, Range: -0.17 m, RX power: -54.27 dBm</text:p>
      <text:p text:style-name="P1">11:42:11.641 -&gt; Range data sent via UDP successfully</text:p>
      <text:p text:style-name="P1">11:42:11.641 -&gt; JSON data: {"device_address":"7D:00:22:EA:82:60:3B:9A","role":"ANCHOR","timestamp":42786,"range_data":[{"address":45635,"range":-0.170000002,"rx_power":-54.27000046}]}</text:p>
      <text:p text:style-name="P1">11:42:11.641 -&gt; Measuring distances...</text:p>
      <text:p text:style-name="P1">11:42:11.737 -&gt; Device: B243, Range: 0.11 m, RX power: -54.59 dBm</text:p>
      <text:p text:style-name="P1">11:42:11.737 -&gt; Range data sent via UDP successfully</text:p>
      <text:p text:style-name="P1">11:42:11.737 -&gt; JSON data: {"device_address":"7D:00:22:EA:82:60:3B:9A","role":"ANCHOR","timestamp":42888,"range_data":[{"address":45635,"range":0.109999999,"rx_power":-54.59000015}]}</text:p>
      <text:p text:style-name="P1">11:42:11.737 -&gt; Measuring distances...</text:p>
      <text:p text:style-name="P1">11:42:11.834 -&gt; Device: B243, Range: 0.07 m, RX power: -54.95 dBm</text:p>
      <text:p text:style-name="P1">11:42:11.834 -&gt; Range data sent via UDP successfully</text:p>
      <text:p text:style-name="P1">11:42:11.834 -&gt; JSON data: {"device_address":"7D:00:22:EA:82:60:3B:9A","role":"ANCHOR","timestamp":42990,"range_data":[{"address":45635,"range":0.07,"rx_power":-54.95000076}]}</text:p>
      <text:p text:style-name="P1">11:42:11.834 -&gt; Measuring distances...</text:p>
      <text:p text:style-name="P1">11:42:11.929 -&gt; Device: B243, Range: -0.09 m, RX power: -55.06 dBm</text:p>
      <text:p text:style-name="P1">11:42:11.929 -&gt; Range data sent via UDP successfully</text:p>
      <text:p text:style-name="P1">11:42:11.929 -&gt; JSON data: {"device_address":"7D:00:22:EA:82:60:3B:9A","role":"ANCHOR","timestamp":43092,"range_data":[{"address":45635,"range":-0.090000004,"rx_power":-55.06000137}]}</text:p>
      <text:p text:style-name="P1">11:42:11.962 -&gt; Measuring distances...</text:p>
      <text:p text:style-name="P1">11:42:12.059 -&gt; Device: B243, Range: 0.10 m, RX power: -55.24 dBm</text:p>
      <text:p text:style-name="P1">11:42:12.059 -&gt; Range data sent via UDP successfully</text:p>
      <text:p text:style-name="P1">11:42:12.059 -&gt; JSON data: {"device_address":"7D:00:22:EA:82:60:3B:9A","role":"ANCHOR","timestamp":43194,"range_data":[{"address":45635,"range":0.100000001,"rx_power":-55.24000168}]}</text:p>
      <text:p text:style-name="P1">11:42:12.059 -&gt; Measuring distances...</text:p>
      <text:p text:style-name="P1">11:42:12.156 -&gt; Device: B243, Range: 0.14 m, RX power: -54.80 dBm</text:p>
      <text:p text:style-name="P1">11:42:12.156 -&gt; Range data sent via UDP successfully</text:p>
      <text:p text:style-name="P1">11:42:12.156 -&gt; JSON data: {"device_address":"7D:00:22:EA:82:60:3B:9A","role":"ANCHOR","timestamp":43296,"range_data":[{"address":45635,"range":0.140000001,"rx_power":-54.79999924}]}</text:p>
      <text:p text:style-name="P1">11:42:12.156 -&gt; Measuring distances...</text:p>
      <text:p text:style-name="P1">11:42:12.252 -&gt; Device: B243, Range: 0.00 m, RX power: -54.80 dBm</text:p>
      <text:p text:style-name="P1">11:42:12.252 -&gt; Range data sent via UDP successfully</text:p>
      <text:p text:style-name="P1">11:42:12.252 -&gt; JSON data: {"device_address":"7D:00:22:EA:82:60:3B:9A","role":"ANCHOR","timestamp":43398,"range_data":[{"address":45635,"range":0,"rx_power":-54.79999924}]}</text:p>
      <text:p text:style-name="P1">11:42:12.252 -&gt; Measuring distances...</text:p>
      <text:p text:style-name="P1">11:42:12.349 -&gt; Measuring distances...</text:p>
      <text:p text:style-name="P1">11:42:12.446 -&gt; Measuring distances...</text:p>
      <text:p text:style-name="P1">11:42:12.479 -&gt; Device: B243, Range: 0.14 m, RX power: -55.27 dBm</text:p>
      <text:p text:style-name="P1">11:42:12.479 -&gt; Range data sent via UDP successfully</text:p>
      <text:p text:style-name="P1"><text:soft-page-break/>11:42:12.479 -&gt; JSON data: {"device_address":"7D:00:22:EA:82:60:3B:9A","role":"ANCHOR","timestamp":43616,"range_data":[{"address":45635,"range":0.140000001,"rx_power":-55.27000046}]}</text:p>
      <text:p text:style-name="P1">11:42:12.544 -&gt; Measuring distances...</text:p>
      <text:p text:style-name="P1">11:42:12.608 -&gt; Device: B243, Range: 0.34 m, RX power: -54.74 dBm</text:p>
      <text:p text:style-name="P1">11:42:12.608 -&gt; Range data sent via UDP successfully</text:p>
      <text:p text:style-name="P1">11:42:12.608 -&gt; JSON data: {"device_address":"7D:00:22:EA:82:60:3B:9A","role":"ANCHOR","timestamp":43740,"range_data":[{"address":45635,"range":0.340000004,"rx_power":-54.74000168}]}</text:p>
      <text:p text:style-name="P1">11:42:12.640 -&gt; Measuring distances...</text:p>
      <text:p text:style-name="P1">11:42:12.705 -&gt; Device: B243, Range: 0.14 m, RX power: -55.52 dBm</text:p>
      <text:p text:style-name="P1">11:42:12.705 -&gt; Range data sent via UDP successfully</text:p>
      <text:p text:style-name="P1">11:42:12.705 -&gt; JSON data: {"device_address":"7D:00:22:EA:82:60:3B:9A","role":"ANCHOR","timestamp":43864,"range_data":[{"address":45635,"range":0.140000001,"rx_power":-55.52000046}]}</text:p>
      <text:p text:style-name="P1">11:42:12.736 -&gt; Measuring distances...</text:p>
      <text:p text:style-name="P1">11:42:12.832 -&gt; Device: B243, Range: 0.11 m, RX power: -55.20 dBm</text:p>
      <text:p text:style-name="P1">11:42:12.832 -&gt; Range data sent via UDP successfully</text:p>
      <text:p text:style-name="P1">11:42:12.832 -&gt; JSON data: {"device_address":"7D:00:22:EA:82:60:3B:9A","role":"ANCHOR","timestamp":43988,"range_data":[{"address":45635,"range":0.109999999,"rx_power":-55.20000076}]}</text:p>
      <text:p text:style-name="P1">11:42:12.832 -&gt; Measuring distances...</text:p>
      <text:p text:style-name="P1">11:42:12.929 -&gt; Measuring distances...</text:p>
      <text:p text:style-name="P1">11:42:12.961 -&gt; Device: B243, Range: 0.14 m, RX power: -55.38 dBm</text:p>
      <text:p text:style-name="P1">11:42:12.961 -&gt; Range data sent via UDP successfully</text:p>
      <text:p text:style-name="P1">11:42:12.961 -&gt; JSON data: {"device_address":"7D:00:22:EA:82:60:3B:9A","role":"ANCHOR","timestamp":44122,"range_data":[{"address":45635,"range":0.140000001,"rx_power":-55.38000107}]}</text:p>
      <text:p text:style-name="P1">11:42:13.057 -&gt; Measuring distances...</text:p>
      <text:p text:style-name="P1">11:42:13.122 -&gt; Device: B243, Range: 0.10 m, RX power: -55.28 dBm</text:p>
      <text:p text:style-name="P1">11:42:13.122 -&gt; Range data sent via UDP successfully</text:p>
      <text:p text:style-name="P1">11:42:13.122 -&gt; JSON data: {"device_address":"7D:00:22:EA:82:60:3B:9A","role":"ANCHOR","timestamp":44258,"range_data":[{"address":45635,"range":0.100000001,"rx_power":-55.27999878}]}</text:p>
      <text:p text:style-name="P1">11:42:13.155 -&gt; Measuring distances...</text:p>
      <text:p text:style-name="P1">11:42:13.220 -&gt; Device: B243, Range: 0.04 m, RX power: -55.44 dBm</text:p>
      <text:p text:style-name="P1">11:42:13.220 -&gt; Range data sent via UDP successfully</text:p>
      <text:p text:style-name="P1">11:42:13.220 -&gt; JSON data: {"device_address":"7D:00:22:EA:82:60:3B:9A","role":"ANCHOR","timestamp":44382,"range_data":[{"address":45635,"range":0.039999999,"rx_power":-55.43999863}]}</text:p>
      <text:p text:style-name="P1">11:42:13.252 -&gt; Measuring distances...</text:p>
      <text:p text:style-name="P1">11:42:13.349 -&gt; Device: B243, Range: 0.11 m, RX power: -55.02 dBm</text:p>
      <text:p text:style-name="P1">11:42:13.349 -&gt; Range data sent via UDP successfully</text:p>
      <text:p text:style-name="P1">11:42:13.349 -&gt; JSON data: {"device_address":"7D:00:22:EA:82:60:3B:9A","role":"ANCHOR","timestamp":44506,"range_data":[{"address":45635,"range":0.109999999,"rx_power":-55.02000046}]}</text:p>
      <text:p text:style-name="P1">11:42:13.349 -&gt; Measuring distances...</text:p>
      <text:p text:style-name="P1">11:42:13.445 -&gt; Measuring distances...</text:p>
      <text:p text:style-name="P1">11:42:13.477 -&gt; Device: B243, Range: -0.14 m, RX power: -54.55 dBm</text:p>
      <text:p text:style-name="P1">11:42:13.477 -&gt; Range data sent via UDP successfully</text:p>
      <text:p text:style-name="P1">11:42:13.477 -&gt; JSON data: {"device_address":"7D:00:22:EA:82:60:3B:9A","role":"ANCHOR","timestamp":44640,"range_data":[{"address":45635,"range":-0.140000001,"rx_power":-54.54999924}]}</text:p>
      <text:p text:style-name="P1">11:42:13.541 -&gt; Measuring distances...</text:p>
      <text:p text:style-name="P1">11:42:13.638 -&gt; Device: B243, Range: 0.13 m, RX power: -54.42 dBm</text:p>
      <text:p text:style-name="P1">11:42:13.638 -&gt; Range data sent via UDP successfully</text:p>
      <text:p text:style-name="P1">11:42:13.638 -&gt; JSON data: {"device_address":"7D:00:22:EA:82:60:3B:9A","role":"ANCHOR","timestamp":44775,"range_data":[{"address":45635,"range":0.129999995,"rx_power":-54.41999817}]}</text:p>
      <text:p text:style-name="P1">11:42:13.638 -&gt; Measuring distances...</text:p>
      <text:p text:style-name="P1">11:42:13.766 -&gt; Device: B243, Range: 0.18 m, RX power: -54.42 dBm</text:p>
      <text:p text:style-name="P1">11:42:13.766 -&gt; Range data sent via UDP successfully</text:p>
      <text:p text:style-name="P1"><text:soft-page-break/>11:42:13.766 -&gt; JSON data: {"device_address":"7D:00:22:EA:82:60:3B:9A","role":"ANCHOR","timestamp":44899,"range_data":[{"address":45635,"range":0.180000007,"rx_power":-54.41999817}]}</text:p>
      <text:p text:style-name="P1">11:42:13.766 -&gt; Measuring distances...</text:p>
      <text:p text:style-name="P1">11:42:13.829 -&gt; Setting role to: TAG</text:p>
      <text:p text:style-name="P1">11:42:13.829 -&gt; device address: 7D:00:22:EA:82:60:3B:9A</text:p>
      <text:p text:style-name="P1">11:42:13.829 -&gt; ### TAG ###</text:p>
      <text:p text:style-name="P1">11:42:13.926 -&gt; Role set successfully</text:p>
      <text:p text:style-name="P1">11:42:13.926 -&gt; Measuring distances...</text:p>
      <text:p text:style-name="P1">11:42:14.023 -&gt; Measuring distances...</text:p>
      <text:p text:style-name="P1">11:42:14.151 -&gt; Measuring distances...</text:p>
      <text:p text:style-name="P1">11:42:14.247 -&gt; Measuring distances...</text:p>
      <text:p text:style-name="P1">11:42:14.343 -&gt; Measuring distances...</text:p>
      <text:p text:style-name="P1">11:42:14.439 -&gt; Measuring distances...</text:p>
      <text:p text:style-name="P1">11:42:14.535 -&gt; Measuring distances...</text:p>
      <text:p text:style-name="P1">11:42:14.632 -&gt; Measuring distances...</text:p>
      <text:p text:style-name="P1">11:42:14.729 -&gt; Measuring distances...</text:p>
      <text:p text:style-name="P1">11:42:14.825 -&gt; Measuring distances...</text:p>
      <text:p text:style-name="P1">11:42:14.923 -&gt; Measuring distances...</text:p>
      <text:p text:style-name="P1">11:42:15.051 -&gt; Measuring distances...</text:p>
      <text:p text:style-name="P1">11:42:15.147 -&gt; Measuring distances...</text:p>
      <text:p text:style-name="P1">11:42:15.243 -&gt; Measuring distances...</text:p>
      <text:p text:style-name="P1">11:42:15.338 -&gt; Measuring distances...</text:p>
      <text:p text:style-name="P1">11:42:15.435 -&gt; Measuring distances...</text:p>
      <text:p text:style-name="P1">11:42:15.531 -&gt; Measuring distances...</text:p>
      <text:p text:style-name="P1">11:42:15.628 -&gt; Measuring distances...</text:p>
      <text:p text:style-name="P1">11:42:15.725 -&gt; Measuring distances...</text:p>
      <text:p text:style-name="P1">11:42:15.821 -&gt; Measuring distances...</text:p>
      <text:p text:style-name="P1">11:42:15.949 -&gt; Measuring distances...</text:p>
      <text:p text:style-name="P1">11:42:16.046 -&gt; Measuring distances...</text:p>
      <text:p text:style-name="P1">11:42:16.141 -&gt; Measuring distances...</text:p>
      <text:p text:style-name="P1">11:42:16.238 -&gt; Measuring distances...</text:p>
      <text:p text:style-name="P1">11:42:16.334 -&gt; Measuring distances...</text:p>
      <text:p text:style-name="P1">11:42:16.399 -&gt; Device inactive: B243</text:p>
      <text:p text:style-name="P1">11:42:16.432 -&gt; Measuring distances...</text:p>
      <text:p text:style-name="P1">11:42:16.528 -&gt; Measuring distances...</text:p>
      <text:p text:style-name="P1">11:42:16.624 -&gt; Measuring distances...</text:p>
      <text:p text:style-name="P1">11:42:16.721 -&gt; Measuring distances...</text:p>
      <text:p text:style-name="P1">11:42:16.849 -&gt; Measuring distances...</text:p>
      <text:p text:style-name="P1">11:42:16.945 -&gt; Measuring distances...</text:p>
      <text:p text:style-name="P1">11:42:17.041 -&gt; Measuring distances...</text:p>
      <text:p text:style-name="P1">11:42:17.138 -&gt; Measuring distances...</text:p>
      <text:p text:style-name="P1">11:42:17.233 -&gt; Measuring distances...</text:p>
      <text:p text:style-name="P1">11:42:17.331 -&gt; Measuring distances...</text:p>
      <text:p text:style-name="P1">11:42:17.427 -&gt; Measuring distances...</text:p>
      <text:p text:style-name="P1">11:42:17.524 -&gt; Measuring distances...</text:p>
      <text:p text:style-name="P1">11:42:17.651 -&gt; Measuring distances...</text:p>
      <text:p text:style-name="P1">11:42:17.748 -&gt; Measuring distances...</text:p>
      <text:p text:style-name="P1">11:42:17.844 -&gt; Measuring distances...</text:p>
      <text:p text:style-name="P1">11:42:17.941 -&gt; Measuring distances...</text:p>
      <text:p text:style-name="P1">11:42:18.037 -&gt; Measuring distances...</text:p>
      <text:p text:style-name="P1">11:42:18.134 -&gt; Measuring distances...</text:p>
      <text:p text:style-name="P1">11:42:18.231 -&gt; Measuring distances...</text:p>
      <text:p text:style-name="P1">11:42:18.327 -&gt; Measuring distances...</text:p>
      <text:p text:style-name="P1">11:42:18.424 -&gt; Measuring distances...</text:p>
      <text:p text:style-name="P1">11:42:18.520 -&gt; Measuring distances...</text:p>
      <text:p text:style-name="P1">11:42:18.551 -&gt; New device added: CE0B</text:p>
      <text:p text:style-name="P1">11:42:18.648 -&gt; Measuring distances...</text:p>
      <text:p text:style-name="P1">11:42:18.744 -&gt; Measuring distances...</text:p>
      <text:p text:style-name="P1">11:42:18.808 -&gt; Device: CE0B, Range: 0.06 m, RX power: -52.67 dBm</text:p>
      <text:p text:style-name="P1">11:42:18.808 -&gt; Range data sent via UDP successfully</text:p>
      <text:p text:style-name="P1">11:42:18.808 -&gt; JSON data: {"device_address":"7D:00:22:EA:82:60:3B:9A","role":"TAG","timestamp":49953,"range_data":[{"address":52747,"range":0.059999999,"rx_power":-52.66999817}]}</text:p>
      <text:p text:style-name="P1"><text:soft-page-break/>11:42:18.841 -&gt; Measuring distances...</text:p>
      <text:p text:style-name="P1">11:42:18.904 -&gt; Device: CE0B, Range: -0.45 m, RX power: -50.00 dBm</text:p>
      <text:p text:style-name="P1">11:42:18.904 -&gt; Range data sent via UDP successfully</text:p>
      <text:p text:style-name="P1">11:42:18.904 -&gt; JSON data: {"device_address":"7D:00:22:EA:82:60:3B:9A","role":"TAG","timestamp":50056,"range_data":[{"address":52747,"range":-0.449999988,"rx_power":-50}]}</text:p>
      <text:p text:style-name="P1">11:42:18.937 -&gt; Measuring distances...</text:p>
      <text:p text:style-name="P1">11:42:19.033 -&gt; Measuring distances...</text:p>
      <text:p text:style-name="P1">11:42:19.098 -&gt; Device: CE0B, Range: -0.03 m, RX power: -51.75 dBm</text:p>
      <text:p text:style-name="P1">11:42:19.098 -&gt; Range data sent via UDP successfully</text:p>
      <text:p text:style-name="P1">11:42:19.098 -&gt; JSON data: {"device_address":"7D:00:22:EA:82:60:3B:9A","role":"TAG","timestamp":50259,"range_data":[{"address":52747,"range":-0.029999999,"rx_power":-51.75}]}</text:p>
      <text:p text:style-name="P1">11:42:19.130 -&gt; Measuring distances...</text:p>
      <text:p text:style-name="P1">11:42:19.227 -&gt; Measuring distances...</text:p>
      <text:p text:style-name="P1">11:42:19.323 -&gt; Measuring distances...</text:p>
      <text:p text:style-name="P1">11:42:19.451 -&gt; Measuring distances...</text:p>
      <text:p text:style-name="P1">11:42:19.516 -&gt; Device: CE0B, Range: 0.01 m, RX power: -45.23 dBm</text:p>
      <text:p text:style-name="P1">11:42:19.516 -&gt; Range data sent via UDP successfully</text:p>
      <text:p text:style-name="P1">11:42:19.516 -&gt; JSON data: {"device_address":"7D:00:22:EA:82:60:3B:9A","role":"TAG","timestamp":50667,"range_data":[{"address":52747,"range":0.01,"rx_power":-45.22999954}]}</text:p>
      <text:p text:style-name="P1">11:42:19.547 -&gt; Measuring distances...</text:p>
      <text:p text:style-name="P1">11:42:19.613 -&gt; Device: CE0B, Range: -0.69 m, RX power: -54.18 dBm</text:p>
      <text:p text:style-name="P1">11:42:19.613 -&gt; Range data sent via UDP successfully</text:p>
      <text:p text:style-name="P1">11:42:19.613 -&gt; JSON data: {"device_address":"7D:00:22:EA:82:60:3B:9A","role":"TAG","timestamp":50769,"range_data":[{"address":52747,"range":-0.689999998,"rx_power":-54.18000031}]}</text:p>
      <text:p text:style-name="P1">11:42:19.645 -&gt; Measuring distances...</text:p>
      <text:p text:style-name="P1">11:42:19.710 -&gt; Device: CE0B, Range: -0.68 m, RX power: -49.95 dBm</text:p>
      <text:p text:style-name="P1">11:42:19.710 -&gt; Range data sent via UDP successfully</text:p>
      <text:p text:style-name="P1">11:42:19.710 -&gt; JSON data: {"device_address":"7D:00:22:EA:82:60:3B:9A","role":"TAG","timestamp":50871,"range_data":[{"address":52747,"range":-0.680000007,"rx_power":-49.95000076}]}</text:p>
      <text:p text:style-name="P1">11:42:19.742 -&gt; Measuring distances...</text:p>
      <text:p text:style-name="P1">11:42:19.838 -&gt; Measuring distances...</text:p>
      <text:p text:style-name="P1">11:42:19.934 -&gt; Device: CE0B, Range: 0.09 m, RX power: -50.22 dBm</text:p>
      <text:p text:style-name="P1">11:42:19.934 -&gt; Range data sent via UDP successfully</text:p>
      <text:p text:style-name="P1">11:42:19.934 -&gt; JSON data: {"device_address":"7D:00:22:EA:82:60:3B:9A","role":"TAG","timestamp":51075,"range_data":[{"address":52747,"range":0.090000004,"rx_power":-50.22000122}]}</text:p>
      <text:p text:style-name="P1">11:42:19.934 -&gt; Measuring distances...</text:p>
      <text:p text:style-name="P1">11:42:20.031 -&gt; Device: CE0B, Range: -0.91 m, RX power: -50.19 dBm</text:p>
      <text:p text:style-name="P1">11:42:20.031 -&gt; Range data sent via UDP successfully</text:p>
      <text:p text:style-name="P1">11:42:20.031 -&gt; JSON data: {"device_address":"7D:00:22:EA:82:60:3B:9A","role":"TAG","timestamp":51177,"range_data":[{"address":52747,"range":-0.910000026,"rx_power":-50.18999863}]}</text:p>
      <text:p text:style-name="P1">11:42:20.031 -&gt; Measuring distances...</text:p>
      <text:p text:style-name="P1">11:42:20.128 -&gt; Measuring distances...</text:p>
      <text:p text:style-name="P1">11:42:20.225 -&gt; Device: CE0B, Range: 0.22 m, RX power: -52.88 dBm</text:p>
      <text:p text:style-name="P1">11:42:20.225 -&gt; Range data sent via UDP successfully</text:p>
      <text:p text:style-name="P1">11:42:20.225 -&gt; JSON data: {"device_address":"7D:00:22:EA:82:60:3B:9A","role":"TAG","timestamp":51381,"range_data":[{"address":52747,"range":0.219999999,"rx_power":-52.88000107}]}</text:p>
      <text:p text:style-name="P1">11:42:20.225 -&gt; Measuring distances...</text:p>
      <text:p text:style-name="P1">11:42:20.321 -&gt; Measuring distances...</text:p>
      <text:p text:style-name="P1">11:42:20.451 -&gt; Measuring distances...</text:p>
      <text:p text:style-name="P1">11:42:20.547 -&gt; Measuring distances...</text:p>
      <text:p text:style-name="P1">11:42:20.643 -&gt; Measuring distances...</text:p>
      <text:p text:style-name="P1">11:42:20.740 -&gt; Measuring distances...</text:p>
      <text:p text:style-name="P1">11:42:20.836 -&gt; Measuring distances...</text:p>
      <text:p text:style-name="P1">11:42:20.931 -&gt; Device: CE0B, Range: 0.04 m, RX power: -53.14 dBm</text:p>
      <text:p text:style-name="P1">11:42:20.931 -&gt; Range data sent via UDP successfully</text:p>
      <text:p text:style-name="P1"><text:soft-page-break/>11:42:20.931 -&gt; JSON data: {"device_address":"7D:00:22:EA:82:60:3B:9A","role":"TAG","timestamp":52095,"range_data":[{"address":52747,"range":0.039999999,"rx_power":-53.13999939}]}</text:p>
      <text:p text:style-name="P1">11:42:20.931 -&gt; Measuring distances...</text:p>
      <text:p text:style-name="P1">11:42:21.028 -&gt; Measuring distances...</text:p>
      <text:p text:style-name="P1">11:42:21.157 -&gt; Device: CE0B, Range: 0.00 m, RX power: -53.70 dBm</text:p>
      <text:p text:style-name="P1">11:42:21.157 -&gt; Range data sent via UDP successfully</text:p>
      <text:p text:style-name="P1">11:42:21.157 -&gt; JSON data: {"device_address":"7D:00:22:EA:82:60:3B:9A","role":"TAG","timestamp":52299,"range_data":[{"address":52747,"range":0,"rx_power":-53.70000076}]}</text:p>
      <text:p text:style-name="P1">11:42:21.157 -&gt; Measuring distances...</text:p>
      <text:p text:style-name="P1">11:42:21.253 -&gt; Measuring distances..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WPC', 'Segoe UI', Ubuntu, 'Droid Sans'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30T11:42:52.413384566</meta:creation-date>
    <dc:date>2024-08-30T11:50:30.305622048</dc:date>
    <meta:editing-duration>PT7M38S</meta:editing-duration>
    <meta:editing-cycles>1</meta:editing-cycles>
    <meta:document-statistic meta:table-count="0" meta:image-count="0" meta:object-count="0" meta:page-count="17" meta:paragraph-count="852" meta:word-count="4493" meta:character-count="48107" meta:non-whitespace-character-count="44464"/>
    <meta:generator>LibreOffice/6.4.7.2$Linux_X86_64 LibreOffice_project/40$Build-2</meta:generator>
  </office:meta>
</office:document-meta>
</file>